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Arabic UI" svg:font-family="Noto Sans Arabic U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style:style style:name="P1" style:parent-style-name="ContentsHeadinguser" style:master-page-name="MP0" style:family="paragraph">
      <style:paragraph-properties fo:break-before="page" fo:text-align="center"/>
    </style:style>
    <style:style style:name="TableColumn3" style:family="table-column">
      <style:table-column-properties style:column-width="1.902in" style:use-optimal-column-width="false"/>
    </style:style>
    <style:style style:name="TableColumn4" style:family="table-column">
      <style:table-column-properties style:column-width="4.4298in" style:use-optimal-column-width="false"/>
    </style:style>
    <style:style style:name="Table2" style:family="table">
      <style:table-properties style:width="6.3319in" fo:margin-left="0.0097in" table:align="left"/>
    </style:style>
    <style:style style:name="TableRow5" style:family="table-row">
      <style:table-row-properties style:use-optimal-row-height="false"/>
    </style:style>
    <style:style style:name="TableCell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12pt" style:font-size-asian="12pt" style:font-size-complex="16pt" fo:language="es" fo:country="MX"/>
    </style:style>
    <style:style style:name="TableCell8" style:family="table-cell">
      <style:table-cell-properties fo:border="0.0069in solid #000000" style:writing-mode="lr-tb" fo:padding-top="0in" fo:padding-left="0.0486in" fo:padding-bottom="0in" fo:padding-right="0.0486in"/>
    </style:style>
    <style:style style:name="P9"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16pt" style:font-size-asian="16pt" style:font-size-complex="16pt" fo:language="es" fo:country="MX"/>
    </style:style>
    <style:style style:name="TableRow10" style:family="table-row">
      <style:table-row-properties style:use-optimal-row-height="false"/>
    </style:style>
    <style:style style:name="TableCell1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12pt" style:font-size-asian="12pt" style:font-size-complex="16pt" fo:language="es" fo:country="MX"/>
    </style:style>
    <style:style style:name="TableCell13" style:family="table-cell">
      <style:table-cell-properties fo:border="0.0069in solid #000000" style:writing-mode="lr-tb" fo:padding-top="0in" fo:padding-left="0.0486in" fo:padding-bottom="0in" fo:padding-right="0.0486in"/>
    </style:style>
    <style:style style:name="P14"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16pt" style:font-size-asian="16pt" style:font-size-complex="16pt" fo:language="es" fo:country="MX"/>
    </style:style>
    <style:style style:name="TableRow15" style:family="table-row">
      <style:table-row-properties style:use-optimal-row-height="false"/>
    </style:style>
    <style:style style:name="TableCell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12pt" style:font-size-asian="12pt" style:font-size-complex="16pt" fo:language="es" fo:country="MX"/>
    </style:style>
    <style:style style:name="TableCell18" style:family="table-cell">
      <style:table-cell-properties fo:border="0.0069in solid #000000" style:writing-mode="lr-tb" fo:padding-top="0in" fo:padding-left="0.0486in" fo:padding-bottom="0in" fo:padding-right="0.0486in"/>
    </style:style>
    <style:style style:name="P19"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16pt" style:font-size-asian="16pt" style:font-size-complex="16pt" fo:language="es" fo:country="MX"/>
    </style:style>
    <style:style style:name="TableRow20" style:family="table-row">
      <style:table-row-properties style:use-optimal-row-height="false"/>
    </style:style>
    <style:style style:name="TableCell2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2"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12pt" style:font-size-asian="12pt" style:font-size-complex="16pt" fo:language="es" fo:country="MX"/>
    </style:style>
    <style:style style:name="TableCell2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4"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fo:font-weight="bold" style:font-weight-asian="bold" style:font-weight-complex="bold" fo:font-size="16pt" style:font-size-asian="16pt" style:font-size-complex="16pt"/>
    </style:style>
    <style:style style:name="P25" style:parent-style-name="ContentsHeadinguser" style:family="paragraph">
      <style:paragraph-properties fo:text-align="center"/>
    </style:style>
    <style:style style:name="P26" style:parent-style-name="ContentsHeadinguser" style:family="paragraph">
      <style:paragraph-properties fo:text-align="center"/>
    </style:style>
    <style:style style:name="P27" style:parent-style-name="ContentsHeadinguser" style:family="paragraph">
      <style:paragraph-properties fo:text-align="center"/>
    </style:style>
    <style:style style:name="TableColumn29" style:family="table-column">
      <style:table-column-properties style:column-width="0.984in" style:use-optimal-column-width="false"/>
    </style:style>
    <style:style style:name="TableColumn30" style:family="table-column">
      <style:table-column-properties style:column-width="0.5902in" style:use-optimal-column-width="false"/>
    </style:style>
    <style:style style:name="TableColumn31" style:family="table-column">
      <style:table-column-properties style:column-width="3.15in" style:use-optimal-column-width="false"/>
    </style:style>
    <style:style style:name="TableColumn32" style:family="table-column">
      <style:table-column-properties style:column-width="1.6986in" style:use-optimal-column-width="false"/>
    </style:style>
    <style:style style:name="Table28" style:family="table">
      <style:table-properties style:width="6.4229in" fo:margin-left="0in" table:align="center"/>
    </style:style>
    <style:style style:name="TableRow33" style:family="table-row">
      <style:table-row-properties style:use-optimal-row-height="false"/>
    </style:style>
    <style:style style:name="TableCell3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5" style:parent-style-name="Standarduser" style:family="paragraph">
      <style:paragraph-properties fo:keep-together="always" fo:widows="0" fo:orphans="0" style:snap-to-layout-grid="false" fo:text-align="center" style:line-height-at-least="0.1666in"/>
      <style:text-properties fo:font-weight="bold" style:font-weight-asian="bold" style:font-weight-complex="bold" fo:font-size="8pt" style:font-size-asian="8pt" style:font-size-complex="8pt" fo:language="es" fo:country="AR"/>
    </style:style>
    <style:style style:name="TableCell3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7" style:parent-style-name="Standarduser" style:family="paragraph">
      <style:paragraph-properties fo:keep-together="always" fo:widows="0" fo:orphans="0" style:snap-to-layout-grid="false" fo:text-align="center" style:line-height-at-least="0.1666in"/>
      <style:text-properties fo:font-weight="bold" style:font-weight-asian="bold" style:font-weight-complex="bold" fo:font-size="8pt" style:font-size-asian="8pt" style:font-size-complex="8pt" fo:language="es" fo:country="AR"/>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9" style:parent-style-name="Standarduser" style:family="paragraph">
      <style:paragraph-properties fo:keep-together="always" fo:widows="0" fo:orphans="0" style:snap-to-layout-grid="false" fo:text-align="start" style:line-height-at-least="0.1666in"/>
      <style:text-properties fo:font-weight="bold" style:font-weight-asian="bold" style:font-weight-complex="bold" fo:font-size="8pt" style:font-size-asian="8pt" style:font-size-complex="8pt" fo:language="es" fo:country="AR"/>
    </style:style>
    <style:style style:name="TableCell40" style:family="table-cell">
      <style:table-cell-properties fo:border="0.0069in solid #000000" style:writing-mode="lr-tb" fo:padding-top="0in" fo:padding-left="0.075in" fo:padding-bottom="0in" fo:padding-right="0.075in"/>
    </style:style>
    <style:style style:name="P41" style:parent-style-name="Standarduser" style:family="paragraph">
      <style:paragraph-properties fo:keep-together="always" fo:widows="0" fo:orphans="0" style:snap-to-layout-grid="false" fo:text-align="start" style:line-height-at-least="0.1666in"/>
      <style:text-properties fo:font-weight="bold" style:font-weight-asian="bold" style:font-weight-complex="bold" fo:font-size="8pt" style:font-size-asian="8pt" style:font-size-complex="8pt" fo:language="es" fo:country="AR"/>
    </style:style>
    <style:style style:name="TableRow42" style:family="table-row">
      <style:table-row-properties style:use-optimal-row-height="false"/>
    </style:style>
    <style:style style:name="TableCell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44" style:parent-style-name="Standarduser" style:family="paragraph">
      <style:paragraph-properties fo:widows="0" fo:orphans="0" style:snap-to-layout-grid="false" fo:text-align="center"/>
    </style:style>
    <style:style style:name="T45" style:parent-style-name="Fuentedepárrafopredeter." style:family="text">
      <style:text-properties fo:font-size="8pt" style:font-size-asian="8pt" style:font-size-complex="8pt"/>
    </style:style>
    <style:style style:name="TableCell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47" style:parent-style-name="Standarduser" style:family="paragraph">
      <style:paragraph-properties fo:widows="0" fo:orphans="0" style:snap-to-layout-grid="false" fo:text-align="center"/>
      <style:text-properties fo:font-size="8pt" style:font-size-asian="8pt" style:font-size-complex="8pt"/>
    </style:style>
    <style:style style:name="TableCell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49" style:parent-style-name="Standarduser" style:family="paragraph">
      <style:paragraph-properties fo:widows="0" fo:orphans="0" style:snap-to-layout-grid="false" fo:text-align="start"/>
      <style:text-properties fo:font-size="8pt" style:font-size-asian="8pt" style:font-size-complex="8pt"/>
    </style:style>
    <style:style style:name="TableCell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 style:parent-style-name="Standarduser" style:family="paragraph">
      <style:paragraph-properties fo:widows="0" fo:orphans="0" style:snap-to-layout-grid="false" fo:text-align="start"/>
      <style:text-properties fo:font-size="8pt" style:font-size-asian="8pt" style:font-size-complex="8pt"/>
    </style:style>
    <style:style style:name="TableRow52" style:family="table-row">
      <style:table-row-properties style:use-optimal-row-height="false"/>
    </style:style>
    <style:style style:name="TableCell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54" style:parent-style-name="Standarduser" style:family="paragraph">
      <style:paragraph-properties fo:widows="0" fo:orphans="0" style:snap-to-layout-grid="false" fo:text-align="center"/>
      <style:text-properties fo:font-size="8pt" style:font-size-asian="8pt" style:font-size-complex="8pt"/>
    </style:style>
    <style:style style:name="TableCell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56" style:parent-style-name="Standarduser" style:family="paragraph">
      <style:paragraph-properties fo:widows="0" fo:orphans="0" style:snap-to-layout-grid="false" fo:text-align="center"/>
      <style:text-properties fo:font-size="8pt" style:font-size-asian="8pt" style:font-size-complex="8pt"/>
    </style:style>
    <style:style style:name="TableCell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58" style:parent-style-name="Standarduser" style:family="paragraph">
      <style:paragraph-properties fo:widows="0" fo:orphans="0" style:snap-to-layout-grid="false" fo:text-align="start"/>
      <style:text-properties fo:font-size="8pt" style:font-size-asian="8pt" style:font-size-complex="8pt"/>
    </style:style>
    <style:style style:name="TableCell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0" style:parent-style-name="Standarduser" style:family="paragraph">
      <style:paragraph-properties fo:widows="0" fo:orphans="0" style:snap-to-layout-grid="false" fo:text-align="start"/>
      <style:text-properties fo:font-size="8pt" style:font-size-asian="8pt" style:font-size-complex="8pt"/>
    </style:style>
    <style:style style:name="TableRow61" style:family="table-row">
      <style:table-row-properties style:use-optimal-row-height="false"/>
    </style:style>
    <style:style style:name="TableCell62" style:family="table-cell">
      <style:table-cell-properties fo:border-top="none" fo:border-left="0.0069in solid #000000" fo:border-bottom="0.0069in solid #000000" fo:border-right="none" style:writing-mode="lr-tb" fo:padding-top="0in" fo:padding-left="0.075in" fo:padding-bottom="0in" fo:padding-right="0.075in"/>
    </style:style>
    <style:style style:name="P63" style:parent-style-name="Standarduser" style:family="paragraph">
      <style:paragraph-properties fo:widows="0" fo:orphans="0" style:snap-to-layout-grid="false" fo:text-align="center"/>
      <style:text-properties fo:font-size="8pt" style:font-size-asian="8pt" style:font-size-complex="8pt"/>
    </style:style>
    <style:style style:name="TableCell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65" style:parent-style-name="Standarduser" style:family="paragraph">
      <style:paragraph-properties fo:widows="0" fo:orphans="0" style:snap-to-layout-grid="false" fo:text-align="center"/>
      <style:text-properties fo:font-size="8pt" style:font-size-asian="8pt" style:font-size-complex="8pt"/>
    </style:style>
    <style:style style:name="TableCell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67" style:parent-style-name="Standarduser" style:family="paragraph">
      <style:paragraph-properties fo:widows="0" fo:orphans="0" style:snap-to-layout-grid="false" fo:text-align="start"/>
      <style:text-properties fo:font-size="8pt" style:font-size-asian="8pt" style:font-size-complex="8pt"/>
    </style:style>
    <style:style style:name="TableCell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9" style:parent-style-name="Standarduser" style:family="paragraph">
      <style:paragraph-properties fo:widows="0" fo:orphans="0" style:snap-to-layout-grid="false" fo:text-align="start"/>
      <style:text-properties fo:font-size="8pt" style:font-size-asian="8pt" style:font-size-complex="8pt"/>
    </style:style>
    <style:style style:name="P70" style:parent-style-name="Textbodyuser" style:family="paragraph">
      <style:paragraph-properties fo:margin-top="0.043in"/>
      <style:text-properties fo:font-size="9pt" style:font-size-asian="9pt" style:font-size-complex="9pt"/>
    </style:style>
    <style:style style:name="P71" style:parent-style-name="ContentsHeading" style:family="paragraph">
      <style:text-properties style:font-name="Arial" style:font-name-complex="Arial"/>
    </style:style>
    <style:style style:name="P72" style:parent-style-name="Standard" style:family="paragraph">
      <style:text-properties style:font-name="Arial" style:font-name-asian="Times New Roman" style:font-name-complex="Arial" fo:font-weight="bold" style:font-weight-asian="bold" style:font-weight-complex="bold" fo:text-transform="uppercase" fo:color="#365F91" style:letter-kerning="true" fo:font-size="14pt" style:font-size-asian="14pt" style:font-size-complex="14pt" fo:language="es" fo:country="ES" style:language-asian="es" style:country-asian="MX"/>
    </style:style>
    <style:style style:name="P73" style:parent-style-name="ContentsHeading" style:family="paragraph">
      <style:paragraph-properties fo:break-before="page"/>
      <style:text-properties style:font-name="Arial" style:font-name-complex="Arial"/>
    </style:style>
    <style:style style:name="P74" style:parent-style-name="Standarduser" style:family="paragraph">
      <style:text-properties style:language-asian="en" style:country-asian="US"/>
    </style:style>
    <style:style style:name="P75" style:parent-style-name="Contents1" style:family="paragraph">
      <style:paragraph-properties>
        <style:tab-stops>
          <style:tab-stop style:type="right" style:leader-style="dotted" style:leader-text="." style:position="6.1305in"/>
        </style:tab-stops>
      </style:paragraph-properties>
    </style:style>
    <style:style style:name="T76" style:parent-style-name="Fuentedepárrafopredeter." style:family="text">
      <style:text-properties style:font-name="Arial" style:font-name-complex="Arial"/>
    </style:style>
    <style:style style:name="P77" style:parent-style-name="Contents1" style:family="paragraph">
      <style:paragraph-properties>
        <style:tab-stops>
          <style:tab-stop style:type="right" style:leader-style="dotted" style:leader-text="." style:position="6.1305in"/>
        </style:tab-stops>
      </style:paragraph-properties>
    </style:style>
    <style:style style:name="P78" style:parent-style-name="Contents1" style:family="paragraph">
      <style:paragraph-properties>
        <style:tab-stops>
          <style:tab-stop style:type="right" style:leader-style="dotted" style:leader-text="." style:position="6.1305in"/>
        </style:tab-stops>
      </style:paragraph-properties>
    </style:style>
    <style:style style:name="P79" style:parent-style-name="Contents1" style:family="paragraph">
      <style:paragraph-properties>
        <style:tab-stops>
          <style:tab-stop style:type="right" style:leader-style="dotted" style:leader-text="." style:position="6.1305in"/>
        </style:tab-stops>
      </style:paragraph-properties>
    </style:style>
    <style:style style:name="P80" style:parent-style-name="Contents1" style:family="paragraph">
      <style:paragraph-properties>
        <style:tab-stops>
          <style:tab-stop style:type="right" style:leader-style="dotted" style:leader-text="." style:position="6.1305in"/>
        </style:tab-stops>
      </style:paragraph-properties>
    </style:style>
    <style:style style:name="P81" style:parent-style-name="Contents1" style:family="paragraph">
      <style:paragraph-properties>
        <style:tab-stops>
          <style:tab-stop style:type="right" style:leader-style="dotted" style:leader-text="." style:position="6.1305in"/>
        </style:tab-stops>
      </style:paragraph-properties>
    </style:style>
    <style:style style:name="P82" style:parent-style-name="Contents1" style:family="paragraph">
      <style:paragraph-properties>
        <style:tab-stops>
          <style:tab-stop style:type="right" style:leader-style="dotted" style:leader-text="." style:position="6.1305in"/>
        </style:tab-stops>
      </style:paragraph-properties>
    </style:style>
    <style:style style:name="P83" style:parent-style-name="Contents1" style:family="paragraph">
      <style:paragraph-properties>
        <style:tab-stops>
          <style:tab-stop style:type="right" style:leader-style="dotted" style:leader-text="." style:position="6.1305in"/>
        </style:tab-stops>
      </style:paragraph-properties>
    </style:style>
    <style:style style:name="P84" style:parent-style-name="Contents1" style:family="paragraph">
      <style:paragraph-properties>
        <style:tab-stops>
          <style:tab-stop style:type="right" style:leader-style="dotted" style:leader-text="." style:position="6.1305in"/>
        </style:tab-stops>
      </style:paragraph-properties>
    </style:style>
    <style:style style:name="P85" style:parent-style-name="Contents1" style:family="paragraph">
      <style:paragraph-properties>
        <style:tab-stops>
          <style:tab-stop style:type="right" style:leader-style="dotted" style:leader-text="." style:position="6.1305in"/>
        </style:tab-stops>
      </style:paragraph-properties>
    </style:style>
    <style:style style:name="P86" style:parent-style-name="Contents1" style:family="paragraph">
      <style:paragraph-properties>
        <style:tab-stops>
          <style:tab-stop style:type="right" style:leader-style="dotted" style:leader-text="." style:position="6.1305in"/>
        </style:tab-stops>
      </style:paragraph-properties>
    </style:style>
    <style:style style:name="P87" style:parent-style-name="Contents1" style:family="paragraph">
      <style:paragraph-properties>
        <style:tab-stops>
          <style:tab-stop style:type="right" style:leader-style="dotted" style:leader-text="." style:position="6.1305in"/>
        </style:tab-stops>
      </style:paragraph-properties>
    </style:style>
    <style:style style:name="P88" style:parent-style-name="Contents1" style:family="paragraph">
      <style:paragraph-properties>
        <style:tab-stops>
          <style:tab-stop style:type="right" style:leader-style="dotted" style:leader-text="." style:position="6.1305in"/>
        </style:tab-stops>
      </style:paragraph-properties>
    </style:style>
    <style:style style:name="P89" style:parent-style-name="Contents1" style:family="paragraph">
      <style:paragraph-properties>
        <style:tab-stops>
          <style:tab-stop style:type="right" style:leader-style="dotted" style:leader-text="." style:position="6.1305in"/>
        </style:tab-stops>
      </style:paragraph-properties>
    </style:style>
    <style:style style:name="P90" style:parent-style-name="Contents1" style:family="paragraph">
      <style:paragraph-properties>
        <style:tab-stops>
          <style:tab-stop style:type="right" style:leader-style="dotted" style:leader-text="." style:position="6.1305in"/>
        </style:tab-stops>
      </style:paragraph-properties>
    </style:style>
    <style:style style:name="P91" style:parent-style-name="Contents1" style:family="paragraph">
      <style:paragraph-properties>
        <style:tab-stops>
          <style:tab-stop style:type="right" style:leader-style="dotted" style:leader-text="." style:position="6.1305in"/>
        </style:tab-stops>
      </style:paragraph-properties>
    </style:style>
    <style:style style:name="P92" style:parent-style-name="Contents1" style:family="paragraph">
      <style:paragraph-properties>
        <style:tab-stops>
          <style:tab-stop style:type="right" style:leader-style="dotted" style:leader-text="." style:position="6.1305in"/>
        </style:tab-stops>
      </style:paragraph-properties>
    </style:style>
    <style:style style:name="P93" style:parent-style-name="Contents1" style:family="paragraph">
      <style:paragraph-properties>
        <style:tab-stops>
          <style:tab-stop style:type="right" style:leader-style="dotted" style:leader-text="." style:position="6.1305in"/>
        </style:tab-stops>
      </style:paragraph-properties>
    </style:style>
    <style:style style:name="P94" style:parent-style-name="Contents1" style:family="paragraph">
      <style:paragraph-properties>
        <style:tab-stops>
          <style:tab-stop style:type="right" style:leader-style="dotted" style:leader-text="." style:position="6.1305in"/>
        </style:tab-stops>
      </style:paragraph-properties>
    </style:style>
    <style:style style:name="P95" style:parent-style-name="Contents1" style:family="paragraph">
      <style:paragraph-properties>
        <style:tab-stops>
          <style:tab-stop style:type="right" style:leader-style="dotted" style:leader-text="." style:position="6.1305in"/>
        </style:tab-stops>
      </style:paragraph-properties>
    </style:style>
    <style:style style:name="P96" style:parent-style-name="Contents1" style:family="paragraph">
      <style:paragraph-properties>
        <style:tab-stops>
          <style:tab-stop style:type="right" style:leader-style="dotted" style:leader-text="." style:position="6.1305in"/>
        </style:tab-stops>
      </style:paragraph-properties>
    </style:style>
    <style:style style:name="P97" style:parent-style-name="Contents1" style:family="paragraph">
      <style:paragraph-properties>
        <style:tab-stops>
          <style:tab-stop style:type="right" style:leader-style="dotted" style:leader-text="." style:position="6.1305in"/>
        </style:tab-stops>
      </style:paragraph-properties>
    </style:style>
    <style:style style:name="P98" style:parent-style-name="Standarduser" style:family="paragraph">
      <style:paragraph-properties>
        <style:tab-stops>
          <style:tab-stop style:type="left" style:position="0.4583in"/>
          <style:tab-stop style:type="right" style:leader-style="dotted" style:leader-text="." style:position="6.1305in"/>
        </style:tab-stops>
      </style:paragraph-properties>
    </style:style>
    <style:style style:name="P99" style:parent-style-name="Standarduser" style:family="paragraph">
      <style:paragraph-properties>
        <style:tab-stops>
          <style:tab-stop style:type="left" style:position="0.4583in"/>
          <style:tab-stop style:type="right" style:leader-style="dotted" style:leader-text="." style:position="6.1305in"/>
        </style:tab-stops>
      </style:paragraph-properties>
    </style:style>
    <style:style style:name="P100" style:parent-style-name="Standarduser" style:family="paragraph">
      <style:paragraph-properties>
        <style:tab-stops>
          <style:tab-stop style:type="left" style:position="0.4583in"/>
          <style:tab-stop style:type="right" style:leader-style="dotted" style:leader-text="." style:position="6.1305in"/>
        </style:tab-stops>
      </style:paragraph-properties>
    </style:style>
    <style:style style:name="P101" style:parent-style-name="Standarduser" style:family="paragraph">
      <style:paragraph-properties>
        <style:tab-stops>
          <style:tab-stop style:type="left" style:position="0.4583in"/>
          <style:tab-stop style:type="right" style:leader-style="dotted" style:leader-text="." style:position="6.1305in"/>
        </style:tab-stops>
      </style:paragraph-properties>
    </style:style>
    <style:style style:name="P102" style:parent-style-name="Standarduser" style:family="paragraph">
      <style:paragraph-properties>
        <style:tab-stops>
          <style:tab-stop style:type="left" style:position="0.4583in"/>
          <style:tab-stop style:type="right" style:leader-style="dotted" style:leader-text="." style:position="6.1305in"/>
        </style:tab-stops>
      </style:paragraph-properties>
    </style:style>
    <style:style style:name="P103" style:parent-style-name="Standarduser" style:family="paragraph">
      <style:paragraph-properties>
        <style:tab-stops>
          <style:tab-stop style:type="left" style:position="0.4583in"/>
          <style:tab-stop style:type="right" style:leader-style="dotted" style:leader-text="." style:position="6.1305in"/>
        </style:tab-stops>
      </style:paragraph-properties>
    </style:style>
    <style:style style:name="P104" style:parent-style-name="Título1" style:family="paragraph">
      <style:paragraph-properties fo:margin-left="0.375in" fo:text-indent="-0.375in">
        <style:tab-stops>
          <style:tab-stop style:type="left" style:position="0.8645in"/>
        </style:tab-stops>
      </style:paragraph-properties>
    </style:style>
    <style:style style:name="P105" style:parent-style-name="Standarduser" style:family="paragraph">
      <style:paragraph-properties fo:margin-left="0.1562in" fo:text-indent="-0.1666in">
        <style:tab-stops/>
      </style:paragraph-properties>
    </style:style>
    <style:style style:name="T106" style:parent-style-name="Fuentedepárrafopredeter." style:family="text">
      <style:text-properties fo:language="es" fo:country="MX"/>
    </style:style>
    <style:style style:name="P107" style:parent-style-name="Standarduser" style:family="paragraph">
      <style:paragraph-properties fo:margin-left="0.1562in" fo:text-indent="-0.1666in">
        <style:tab-stops/>
      </style:paragraph-properties>
      <style:text-properties fo:font-weight="bold" style:font-weight-asian="bold" style:font-weight-complex="bold" fo:language="es" fo:country="MX"/>
    </style:style>
    <style:style style:name="P108" style:parent-style-name="Standarduser" style:family="paragraph">
      <style:paragraph-properties fo:margin-left="0.1562in" fo:text-indent="-0.1666in">
        <style:tab-stops/>
      </style:paragraph-properties>
    </style:style>
    <style:style style:name="P109" style:parent-style-name="Standarduser" style:family="paragraph">
      <style:paragraph-properties fo:margin-left="0.1562in" fo:text-indent="-0.1666in">
        <style:tab-stops/>
      </style:paragraph-properties>
    </style:style>
    <style:style style:name="T110" style:parent-style-name="Fuentedepárrafopredeter." style:family="text">
      <style:text-properties fo:language="es" fo:country="MX"/>
    </style:style>
    <style:style style:name="T111" style:parent-style-name="Fuentedepárrafopredeter." style:family="text">
      <style:text-properties fo:font-style="italic" style:font-style-asian="italic" style:font-style-complex="italic" fo:language="es" fo:country="MX"/>
    </style:style>
    <style:style style:name="T112" style:parent-style-name="Fuentedepárrafopredeter." style:family="text">
      <style:text-properties fo:language="es" fo:country="MX"/>
    </style:style>
    <style:style style:name="P113" style:parent-style-name="Título1" style:family="paragraph">
      <style:paragraph-properties fo:margin-left="0.375in" fo:text-indent="-0.375in">
        <style:tab-stops>
          <style:tab-stop style:type="left" style:position="0.8645in"/>
        </style:tab-stops>
      </style:paragraph-properties>
    </style:style>
    <style:style style:name="P114" style:parent-style-name="Standarduser" style:family="paragraph">
      <style:paragraph-properties fo:margin-left="0.375in" fo:text-indent="-0.375in">
        <style:tab-stops>
          <style:tab-stop style:type="left" style:position="0.8645in"/>
        </style:tab-stops>
      </style:paragraph-properties>
    </style:style>
    <style:style style:name="P115" style:parent-style-name="Standarduser" style:family="paragraph">
      <style:paragraph-properties fo:margin-left="0.1666in" fo:text-indent="-0.177in">
        <style:tab-stops>
          <style:tab-stop style:type="left" style:position="0.2916in"/>
        </style:tab-stops>
      </style:paragraph-properties>
    </style:style>
    <style:style style:name="T116" style:parent-style-name="Fuentedepárrafopredeter." style:family="text">
      <style:text-properties fo:language="es" fo:country="MX"/>
    </style:style>
    <style:style style:name="T117" style:parent-style-name="Fuentedepárrafopredeter." style:family="text">
      <style:text-properties fo:font-style="italic" style:font-style-asian="italic" style:font-style-complex="italic" fo:language="es" fo:country="MX"/>
    </style:style>
    <style:style style:name="P118" style:parent-style-name="Standarduser" style:family="paragraph">
      <style:paragraph-properties fo:margin-left="0.1666in" fo:text-indent="-0.177in">
        <style:tab-stops>
          <style:tab-stop style:type="left" style:position="0.2916in"/>
        </style:tab-stops>
      </style:paragraph-properties>
      <style:text-properties fo:language="es" fo:country="MX"/>
    </style:style>
    <style:style style:name="P119" style:parent-style-name="Standarduser" style:family="paragraph">
      <style:paragraph-properties fo:margin-left="0.1666in" fo:text-indent="-0.177in">
        <style:tab-stops>
          <style:tab-stop style:type="left" style:position="0.2916in"/>
        </style:tab-stops>
      </style:paragraph-properties>
      <style:text-properties fo:language="es" fo:country="MX"/>
    </style:style>
    <style:style style:name="P120" style:parent-style-name="Título1" style:family="paragraph">
      <style:paragraph-properties fo:margin-left="0.375in" fo:text-indent="-0.375in">
        <style:tab-stops>
          <style:tab-stop style:type="left" style:position="0.8645in"/>
        </style:tab-stops>
      </style:paragraph-properties>
    </style:style>
    <style:style style:name="P121" style:parent-style-name="Standarduser" style:family="paragraph">
      <style:paragraph-properties fo:margin-left="0.0937in" fo:text-indent="-0.0833in">
        <style:tab-stops>
          <style:tab-stop style:type="left" style:position="0.5833in"/>
        </style:tab-stops>
      </style:paragraph-properties>
    </style:style>
    <style:style style:name="T122" style:parent-style-name="Fuentedepárrafopredeter." style:family="text">
      <style:text-properties fo:language="es" fo:country="MX"/>
    </style:style>
    <style:style style:name="T123" style:parent-style-name="Fuentedepárrafopredeter." style:family="text">
      <style:text-properties fo:font-style="italic" style:font-style-asian="italic" style:font-style-complex="italic" fo:language="es" fo:country="MX"/>
    </style:style>
    <style:style style:name="P124" style:parent-style-name="Standarduser" style:family="paragraph">
      <style:paragraph-properties fo:margin-left="0.375in" fo:text-indent="-0.375in">
        <style:tab-stops>
          <style:tab-stop style:type="left" style:position="0.8645in"/>
        </style:tab-stops>
      </style:paragraph-properties>
      <style:text-properties fo:language="es" fo:country="MX"/>
    </style:style>
    <style:style style:name="P125" style:parent-style-name="Título1" style:family="paragraph">
      <style:paragraph-properties fo:margin-left="0.375in" fo:text-indent="-0.375in">
        <style:tab-stops>
          <style:tab-stop style:type="left" style:position="0.8645in"/>
        </style:tab-stops>
      </style:paragraph-properties>
    </style:style>
    <style:style style:name="TableColumn127" style:family="table-column">
      <style:table-column-properties style:column-width="5.9125in" style:use-optimal-column-width="false"/>
    </style:style>
    <style:style style:name="Table126" style:family="table">
      <style:table-properties style:width="5.9125in" fo:margin-left="0.3in" table:align="left"/>
    </style:style>
    <style:style style:name="TableRow128" style:family="table-row">
      <style:table-row-properties style:use-optimal-row-height="false"/>
    </style:style>
    <style:style style:name="TableCell129" style:family="table-cell">
      <style:table-cell-properties fo:border="0.0069in solid #000000" style:writing-mode="lr-tb" fo:padding-top="0in" fo:padding-left="0.075in" fo:padding-bottom="0in" fo:padding-right="0.075in"/>
    </style:style>
    <style:style style:name="P130" style:parent-style-name="Título1" style:family="paragraph">
      <style:paragraph-properties fo:margin-top="0in" fo:margin-left="0.375in" fo:text-indent="-0.375in">
        <style:tab-stops>
          <style:tab-stop style:type="left" style:position="0.8645in"/>
        </style:tab-stops>
      </style:paragraph-properties>
    </style:style>
    <style:style style:name="TableRow131" style:family="table-row">
      <style:table-row-properties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user" style:family="paragraph">
      <style:paragraph-properties>
        <style:tab-stops>
          <style:tab-stop style:type="left" style:position="0.8645in"/>
        </style:tab-stops>
      </style:paragraph-properties>
      <style:text-properties fo:language="es" fo:country="MX"/>
    </style:style>
    <style:style style:name="TableRow134" style:family="table-row">
      <style:table-row-properties style:use-optimal-row-height="false"/>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user" style:family="paragraph">
      <style:paragraph-properties>
        <style:tab-stops>
          <style:tab-stop style:type="left" style:position="0.8645in"/>
        </style:tab-stops>
      </style:paragraph-properties>
      <style:text-properties fo:language="es" fo:country="MX"/>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75in" fo:padding-bottom="0in" fo:padding-right="0.075in"/>
    </style:style>
    <style:style style:name="P139" style:parent-style-name="Título1" style:family="paragraph">
      <style:paragraph-properties fo:margin-top="0in" fo:margin-left="0.375in" fo:text-indent="-0.375in">
        <style:tab-stops>
          <style:tab-stop style:type="left" style:position="0.8645in"/>
        </style:tab-stops>
      </style:paragraph-properties>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user" style:family="paragraph">
      <style:paragraph-properties>
        <style:tab-stops>
          <style:tab-stop style:type="left" style:position="0.8645in"/>
        </style:tab-stops>
      </style:paragraph-properties>
      <style:text-properties fo:language="es" fo:country="MX"/>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5in" fo:padding-bottom="0in" fo:padding-right="0.075in"/>
    </style:style>
    <style:style style:name="P145" style:parent-style-name="Título1" style:family="paragraph">
      <style:paragraph-properties fo:margin-top="0in" fo:margin-left="0.375in" fo:text-indent="-0.375in">
        <style:tab-stops>
          <style:tab-stop style:type="left" style:position="0.8645in"/>
        </style:tab-stops>
      </style:paragraph-properties>
    </style:style>
    <style:style style:name="TableRow146" style:family="table-row">
      <style:table-row-properties style:use-optimal-row-height="false"/>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user" style:family="paragraph">
      <style:paragraph-properties>
        <style:tab-stops>
          <style:tab-stop style:type="left" style:position="0.8645in"/>
        </style:tab-stops>
      </style:paragraph-properties>
      <style:text-properties fo:language="es" fo:country="MX"/>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P151" style:parent-style-name="Título1" style:family="paragraph">
      <style:paragraph-properties fo:margin-top="0in" fo:margin-left="0.375in" fo:text-indent="-0.375in">
        <style:tab-stops>
          <style:tab-stop style:type="left" style:position="0.8645in"/>
        </style:tab-stops>
      </style:paragraph-properties>
    </style:style>
    <style:style style:name="TableRow152" style:family="table-row">
      <style:table-row-properties style:use-optimal-row-height="false"/>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user" style:family="paragraph">
      <style:paragraph-properties>
        <style:tab-stops>
          <style:tab-stop style:type="left" style:position="0.8645in"/>
        </style:tab-stops>
      </style:paragraph-properties>
      <style:text-properties fo:language="es" fo:country="MX"/>
    </style:style>
    <style:style style:name="TableRow155" style:family="table-row">
      <style:table-row-properties style:use-optimal-row-height="false"/>
    </style:style>
    <style:style style:name="TableCell156" style:family="table-cell">
      <style:table-cell-properties fo:border="0.0069in solid #000000" style:writing-mode="lr-tb" fo:padding-top="0in" fo:padding-left="0.075in" fo:padding-bottom="0in" fo:padding-right="0.075in"/>
    </style:style>
    <style:style style:name="P157" style:parent-style-name="Título1" style:family="paragraph">
      <style:paragraph-properties fo:margin-top="0in" fo:margin-left="0.375in" fo:text-indent="-0.375in">
        <style:tab-stops>
          <style:tab-stop style:type="left" style:position="0.8645in"/>
        </style:tab-stops>
      </style:paragraph-properties>
    </style:style>
    <style:style style:name="TableRow158" style:family="table-row">
      <style:table-row-properties style:use-optimal-row-height="false"/>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user" style:family="paragraph">
      <style:paragraph-properties>
        <style:tab-stops>
          <style:tab-stop style:type="left" style:position="0.8645in"/>
        </style:tab-stops>
      </style:paragraph-properties>
      <style:text-properties fo:language="es" fo:country="MX"/>
    </style:style>
    <style:style style:name="P161" style:parent-style-name="Standarduser" style:family="paragraph">
      <style:paragraph-properties fo:margin-left="0.375in" fo:text-indent="-0.375in">
        <style:tab-stops>
          <style:tab-stop style:type="left" style:position="0.8645in"/>
        </style:tab-stops>
      </style:paragraph-properties>
      <style:text-properties fo:language="es" fo:country="MX"/>
    </style:style>
    <style:style style:name="P162" style:parent-style-name="Standarduser" style:family="paragraph">
      <style:paragraph-properties fo:margin-left="0.375in" fo:text-indent="-0.375in">
        <style:tab-stops>
          <style:tab-stop style:type="left" style:position="0.8645in"/>
        </style:tab-stops>
      </style:paragraph-properties>
      <style:text-properties fo:language="es" fo:country="MX"/>
    </style:style>
    <style:style style:name="P163" style:parent-style-name="Standarduser" style:family="paragraph">
      <style:paragraph-properties fo:margin-left="0.375in" fo:text-indent="-0.375in">
        <style:tab-stops>
          <style:tab-stop style:type="left" style:position="0.8645in"/>
        </style:tab-stops>
      </style:paragraph-properties>
      <style:text-properties fo:language="es" fo:country="MX"/>
    </style:style>
    <style:style style:name="P164" style:parent-style-name="Título1" style:family="paragraph">
      <style:paragraph-properties fo:margin-left="0.375in" fo:text-indent="-0.375in">
        <style:tab-stops>
          <style:tab-stop style:type="left" style:position="0.8645in"/>
        </style:tab-stops>
      </style:paragraph-properties>
    </style:style>
    <style:style style:name="P165" style:parent-style-name="Standarduser" style:family="paragraph">
      <style:paragraph-properties fo:margin-left="0.1041in" fo:text-indent="-0.1041in">
        <style:tab-stops/>
      </style:paragraph-properties>
    </style:style>
    <style:style style:name="T166" style:parent-style-name="Fuentedepárrafopredeter." style:family="text">
      <style:text-properties fo:language="es" fo:country="MX"/>
    </style:style>
    <style:style style:name="T167" style:parent-style-name="Fuentedepárrafopredeter." style:family="text">
      <style:text-properties fo:font-style="italic" style:font-style-asian="italic" style:font-style-complex="italic" fo:language="es" fo:country="MX"/>
    </style:style>
    <style:style style:name="T168" style:parent-style-name="Fuentedepárrafopredeter." style:family="text">
      <style:text-properties fo:language="es" fo:country="MX"/>
    </style:style>
    <style:style style:name="P169" style:parent-style-name="Standarduser" style:family="paragraph">
      <style:text-properties fo:language="es" fo:country="MX"/>
    </style:style>
    <style:style style:name="P170" style:parent-style-name="Standarduser" style:family="paragraph">
      <style:text-properties fo:language="es" fo:country="MX"/>
    </style:style>
    <style:style style:name="P171" style:parent-style-name="Título1" style:family="paragraph">
      <style:paragraph-properties fo:margin-left="0.375in" fo:text-indent="-0.375in">
        <style:tab-stops>
          <style:tab-stop style:type="left" style:position="0.8645in"/>
        </style:tab-stops>
      </style:paragraph-properties>
    </style:style>
    <style:style style:name="P172" style:parent-style-name="Standarduser" style:family="paragraph">
      <style:paragraph-properties fo:margin-left="0.1145in" fo:text-indent="-0.1145in">
        <style:tab-stops/>
      </style:paragraph-properties>
    </style:style>
    <style:style style:name="T173" style:parent-style-name="Fuentedepárrafopredeter." style:family="text">
      <style:text-properties fo:language="es" fo:country="MX"/>
    </style:style>
    <style:style style:name="T174" style:parent-style-name="Fuentedepárrafopredeter." style:family="text">
      <style:text-properties fo:font-style="italic" style:font-style-asian="italic" style:font-style-complex="italic" fo:language="es" fo:country="MX"/>
    </style:style>
    <style:style style:name="T175" style:parent-style-name="Fuentedepárrafopredeter." style:family="text">
      <style:text-properties fo:language="es" fo:country="MX"/>
    </style:style>
    <style:style style:name="P176" style:parent-style-name="Standarduser" style:family="paragraph">
      <style:text-properties fo:language="es" fo:country="MX"/>
    </style:style>
    <style:style style:name="P177" style:parent-style-name="Standarduser" style:family="paragraph">
      <style:text-properties fo:language="es" fo:country="MX"/>
    </style:style>
    <style:style style:name="P178" style:parent-style-name="Standarduser" style:family="paragraph">
      <style:text-properties fo:language="es" fo:country="MX"/>
    </style:style>
    <style:style style:name="P179" style:parent-style-name="Standarduser" style:family="paragraph">
      <style:text-properties fo:language="es" fo:country="MX"/>
    </style:style>
    <style:style style:name="P180" style:parent-style-name="Standarduser" style:family="paragraph">
      <style:text-properties fo:language="es" fo:country="MX"/>
    </style:style>
    <style:style style:name="P181" style:parent-style-name="Título1" style:family="paragraph">
      <style:paragraph-properties fo:margin-left="0.375in" fo:text-indent="-0.375in">
        <style:tab-stops>
          <style:tab-stop style:type="left" style:position="0.8645in"/>
        </style:tab-stops>
      </style:paragraph-properties>
    </style:style>
    <style:style style:name="P182" style:parent-style-name="Standarduser" style:family="paragraph">
      <style:paragraph-properties fo:margin-left="0.1145in" fo:text-indent="-0.125in">
        <style:tab-stops>
          <style:tab-stop style:type="left" style:position="0.6041in"/>
        </style:tab-stops>
      </style:paragraph-properties>
    </style:style>
    <style:style style:name="T183" style:parent-style-name="Fuentedepárrafopredeter." style:family="text">
      <style:text-properties fo:language="es" fo:country="MX"/>
    </style:style>
    <style:style style:name="T184" style:parent-style-name="Fuentedepárrafopredeter." style:family="text">
      <style:text-properties fo:font-style="italic" style:font-style-asian="italic" style:font-style-complex="italic" fo:language="es" fo:country="MX"/>
    </style:style>
    <style:style style:name="T185" style:parent-style-name="Fuentedepárrafopredeter." style:family="text">
      <style:text-properties fo:language="es" fo:country="MX"/>
    </style:style>
    <style:style style:name="P186" style:parent-style-name="Standarduser" style:family="paragraph">
      <style:paragraph-properties>
        <style:tab-stops>
          <style:tab-stop style:type="left" style:position="0.4895in"/>
        </style:tab-stops>
      </style:paragraph-properties>
      <style:text-properties fo:language="es" fo:country="MX"/>
    </style:style>
    <style:style style:name="P187" style:parent-style-name="Standarduser" style:family="paragraph">
      <style:paragraph-properties>
        <style:tab-stops>
          <style:tab-stop style:type="left" style:position="0.4895in"/>
        </style:tab-stops>
      </style:paragraph-properties>
      <style:text-properties fo:language="es" fo:country="MX"/>
    </style:style>
    <style:style style:name="TableColumn189" style:family="table-column">
      <style:table-column-properties style:column-width="3.7083in" style:use-optimal-column-width="false"/>
    </style:style>
    <style:style style:name="TableColumn190" style:family="table-column">
      <style:table-column-properties style:column-width="2.0888in" style:use-optimal-column-width="false"/>
    </style:style>
    <style:style style:name="Table188" style:family="table">
      <style:table-properties style:width="5.7972in" fo:margin-left="0.0847in" table:align="left"/>
    </style:style>
    <style:style style:name="TableRow191" style:family="table-row">
      <style:table-row-properties style:min-row-height="0.3062in" style:use-optimal-row-height="false"/>
    </style:style>
    <style:style style:name="TableCell192"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193"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194" style:family="table-cell">
      <style:table-cell-properties fo:border="0.0312in double #C0C0C0" style:border-line-width="0.0104in 0.0104in 0.0104in" style:writing-mode="lr-tb" fo:padding-top="0in" fo:padding-left="0.0486in" fo:padding-bottom="0in" fo:padding-right="0.0486in"/>
    </style:style>
    <style:style style:name="P195"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Row196" style:family="table-row">
      <style:table-row-properties style:min-row-height="0.193in" style:use-optimal-row-height="false"/>
    </style:style>
    <style:style style:name="TableCell197"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198"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199" style:family="table-cell">
      <style:table-cell-properties fo:border="0.0312in double #C0C0C0" style:border-line-width="0.0104in 0.0104in 0.0104in" style:writing-mode="lr-tb" fo:padding-top="0in" fo:padding-left="0.0486in" fo:padding-bottom="0in" fo:padding-right="0.0486in"/>
    </style:style>
    <style:style style:name="P200"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201" style:family="table-row">
      <style:table-row-properties style:min-row-height="0.1583in" style:use-optimal-row-height="false"/>
    </style:style>
    <style:style style:name="TableCell202"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03"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04" style:family="table-cell">
      <style:table-cell-properties fo:border="0.0312in double #C0C0C0" style:border-line-width="0.0104in 0.0104in 0.0104in" style:writing-mode="lr-tb" fo:padding-top="0in" fo:padding-left="0.0486in" fo:padding-bottom="0in" fo:padding-right="0.0486in"/>
    </style:style>
    <style:style style:name="P205"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206" style:parent-style-name="Standarduser" style:family="paragraph">
      <style:paragraph-properties>
        <style:tab-stops>
          <style:tab-stop style:type="left" style:position="0.4895in"/>
        </style:tab-stops>
      </style:paragraph-properties>
      <style:text-properties fo:language="es" fo:country="MX"/>
    </style:style>
    <style:style style:name="P207" style:parent-style-name="Standarduser" style:family="paragraph">
      <style:paragraph-properties>
        <style:tab-stops>
          <style:tab-stop style:type="left" style:position="0.4895in"/>
        </style:tab-stops>
      </style:paragraph-properties>
      <style:text-properties fo:language="es" fo:country="MX"/>
    </style:style>
    <style:style style:name="P208" style:parent-style-name="Título1" style:family="paragraph">
      <style:paragraph-properties fo:margin-left="0.375in" fo:text-indent="-0.375in">
        <style:tab-stops>
          <style:tab-stop style:type="left" style:position="0.8645in"/>
        </style:tab-stops>
      </style:paragraph-properties>
    </style:style>
    <style:style style:name="T209" style:parent-style-name="Fuentedepárrafopredeter." style:family="text">
      <style:text-properties fo:language="es" fo:country="MX"/>
    </style:style>
    <style:style style:name="T210" style:parent-style-name="Fuentedepárrafopredeter." style:family="text">
      <style:text-properties fo:font-style="italic" style:font-style-asian="italic" style:font-style-complex="italic" fo:language="es" fo:country="MX"/>
    </style:style>
    <style:style style:name="T211" style:parent-style-name="Fuentedepárrafopredeter." style:family="text">
      <style:text-properties fo:language="es" fo:country="MX"/>
    </style:style>
    <style:style style:name="T212" style:parent-style-name="Fuentedepárrafopredeter." style:family="text">
      <style:text-properties fo:font-style="italic" style:font-style-asian="italic" style:font-style-complex="italic" fo:language="es" fo:country="MX"/>
    </style:style>
    <style:style style:name="T213" style:parent-style-name="Fuentedepárrafopredeter." style:family="text">
      <style:text-properties fo:language="es" fo:country="MX"/>
    </style:style>
    <style:style style:name="P214" style:parent-style-name="Standarduser" style:family="paragraph">
      <style:text-properties fo:language="es" fo:country="MX"/>
    </style:style>
    <style:style style:name="TableColumn216" style:family="table-column">
      <style:table-column-properties style:column-width="2.1354in" style:use-optimal-column-width="false"/>
    </style:style>
    <style:style style:name="TableColumn217" style:family="table-column">
      <style:table-column-properties style:column-width="2.25in" style:use-optimal-column-width="false"/>
    </style:style>
    <style:style style:name="TableColumn218" style:family="table-column">
      <style:table-column-properties style:column-width="1.4118in" style:use-optimal-column-width="false"/>
    </style:style>
    <style:style style:name="Table215" style:family="table">
      <style:table-properties style:width="5.7972in" fo:margin-left="0.0847in" table:align="left"/>
    </style:style>
    <style:style style:name="TableRow219" style:family="table-row">
      <style:table-row-properties style:min-row-height="0.3062in" style:use-optimal-row-height="false"/>
    </style:style>
    <style:style style:name="TableCell220"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21"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222"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23"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224" style:family="table-cell">
      <style:table-cell-properties fo:border="0.0312in double #C0C0C0" style:border-line-width="0.0104in 0.0104in 0.0104in" style:writing-mode="lr-tb" fo:padding-top="0in" fo:padding-left="0.0486in" fo:padding-bottom="0in" fo:padding-right="0.0486in"/>
    </style:style>
    <style:style style:name="P225"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Row226" style:family="table-row">
      <style:table-row-properties style:min-row-height="0.193in" style:use-optimal-row-height="false"/>
    </style:style>
    <style:style style:name="TableCell227"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28"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29"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30"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231" style:family="table-cell">
      <style:table-cell-properties fo:border="0.0312in double #C0C0C0" style:border-line-width="0.0104in 0.0104in 0.0104in" style:writing-mode="lr-tb" fo:padding-top="0in" fo:padding-left="0.0486in" fo:padding-bottom="0in" fo:padding-right="0.0486in"/>
    </style:style>
    <style:style style:name="P232"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233" style:family="table-row">
      <style:table-row-properties style:min-row-height="0.1583in" style:use-optimal-row-height="false"/>
    </style:style>
    <style:style style:name="TableCell234"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35"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36"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37"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238" style:family="table-cell">
      <style:table-cell-properties fo:border="0.0312in double #C0C0C0" style:border-line-width="0.0104in 0.0104in 0.0104in" style:writing-mode="lr-tb" fo:padding-top="0in" fo:padding-left="0.0486in" fo:padding-bottom="0in" fo:padding-right="0.0486in"/>
    </style:style>
    <style:style style:name="P239"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240" style:parent-style-name="Título1" style:family="paragraph">
      <style:paragraph-properties fo:margin-left="0.375in" fo:text-indent="-0.375in">
        <style:tab-stops>
          <style:tab-stop style:type="left" style:position="0.8645in"/>
        </style:tab-stops>
      </style:paragraph-properties>
    </style:style>
    <style:style style:name="P241" style:parent-style-name="Título1" style:family="paragraph">
      <style:paragraph-properties fo:margin-left="0.375in" fo:text-indent="-0.375in">
        <style:tab-stops>
          <style:tab-stop style:type="left" style:position="0.8645in"/>
        </style:tab-stops>
      </style:paragraph-properties>
    </style:style>
    <style:style style:name="P242" style:parent-style-name="Standarduser" style:family="paragraph">
      <style:paragraph-properties fo:margin-left="0.125in" fo:text-indent="-0.1458in">
        <style:tab-stops/>
      </style:paragraph-properties>
    </style:style>
    <style:style style:name="T243" style:parent-style-name="Fuentedepárrafopredeter." style:family="text">
      <style:text-properties fo:language="es" fo:country="MX"/>
    </style:style>
    <style:style style:name="T244" style:parent-style-name="Fuentedepárrafopredeter." style:family="text">
      <style:text-properties fo:font-style="italic" style:font-style-asian="italic" style:font-style-complex="italic" fo:language="es" fo:country="MX"/>
    </style:style>
    <style:style style:name="T245" style:parent-style-name="Fuentedepárrafopredeter." style:family="text">
      <style:text-properties fo:language="es" fo:country="MX"/>
    </style:style>
    <style:style style:name="TableColumn247" style:family="table-column">
      <style:table-column-properties style:column-width="0.6555in" style:use-optimal-column-width="false"/>
    </style:style>
    <style:style style:name="TableColumn248" style:family="table-column">
      <style:table-column-properties style:column-width="1.5416in" style:use-optimal-column-width="false"/>
    </style:style>
    <style:style style:name="TableColumn249" style:family="table-column">
      <style:table-column-properties style:column-width="1.9506in" style:use-optimal-column-width="false"/>
    </style:style>
    <style:style style:name="TableColumn250" style:family="table-column">
      <style:table-column-properties style:column-width="1.6493in" style:use-optimal-column-width="false"/>
    </style:style>
    <style:style style:name="Table246" style:family="table">
      <style:table-properties style:width="5.7972in" fo:margin-left="0.0847in" table:align="left"/>
    </style:style>
    <style:style style:name="TableRow251" style:family="table-row">
      <style:table-row-properties style:min-row-height="0.3062in" style:use-optimal-row-height="false"/>
    </style:style>
    <style:style style:name="TableCell252"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53"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254"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55"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256"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57"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258" style:family="table-cell">
      <style:table-cell-properties fo:border="0.0312in double #C0C0C0" style:border-line-width="0.0104in 0.0104in 0.0104in" style:writing-mode="lr-tb" fo:padding-top="0in" fo:padding-left="0.0486in" fo:padding-bottom="0in" fo:padding-right="0.0486in"/>
    </style:style>
    <style:style style:name="P259"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Row260" style:family="table-row">
      <style:table-row-properties style:min-row-height="0.193in" style:use-optimal-row-height="false"/>
    </style:style>
    <style:style style:name="TableCell261"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62"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63"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64"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265"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66"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267" style:family="table-cell">
      <style:table-cell-properties fo:border="0.0312in double #C0C0C0" style:border-line-width="0.0104in 0.0104in 0.0104in" style:writing-mode="lr-tb" fo:padding-top="0in" fo:padding-left="0.0486in" fo:padding-bottom="0in" fo:padding-right="0.0486in"/>
    </style:style>
    <style:style style:name="P268"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269" style:family="table-row">
      <style:table-row-properties style:min-row-height="0.1583in" style:use-optimal-row-height="false"/>
    </style:style>
    <style:style style:name="TableCell270"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71"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72"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73"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274"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75"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276" style:family="table-cell">
      <style:table-cell-properties fo:border="0.0312in double #C0C0C0" style:border-line-width="0.0104in 0.0104in 0.0104in" style:writing-mode="lr-tb" fo:padding-top="0in" fo:padding-left="0.0486in" fo:padding-bottom="0in" fo:padding-right="0.0486in"/>
    </style:style>
    <style:style style:name="P277"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278" style:parent-style-name="Standarduser" style:family="paragraph">
      <style:paragraph-properties>
        <style:tab-stops>
          <style:tab-stop style:type="left" style:position="0.4895in"/>
        </style:tab-stops>
      </style:paragraph-properties>
    </style:style>
    <style:style style:name="P279" style:parent-style-name="Standarduser" style:family="paragraph">
      <style:paragraph-properties>
        <style:tab-stops>
          <style:tab-stop style:type="left" style:position="0.4895in"/>
        </style:tab-stops>
      </style:paragraph-properties>
    </style:style>
    <style:style style:name="P280" style:parent-style-name="Título1" style:family="paragraph">
      <style:paragraph-properties fo:margin-left="0.375in" fo:text-indent="-0.375in">
        <style:tab-stops>
          <style:tab-stop style:type="left" style:position="0.8645in"/>
        </style:tab-stops>
      </style:paragraph-properties>
    </style:style>
    <style:style style:name="P281" style:parent-style-name="Standarduser" style:family="paragraph">
      <style:paragraph-properties fo:margin-left="0.1458in" fo:text-indent="-0.1458in">
        <style:tab-stops/>
      </style:paragraph-properties>
    </style:style>
    <style:style style:name="T282" style:parent-style-name="Fuentedepárrafopredeter." style:family="text">
      <style:text-properties fo:language="es" fo:country="MX"/>
    </style:style>
    <style:style style:name="T283" style:parent-style-name="Fuentedepárrafopredeter." style:family="text">
      <style:text-properties fo:font-style="italic" style:font-style-asian="italic" style:font-style-complex="italic" fo:language="es" fo:country="MX"/>
    </style:style>
    <style:style style:name="TableColumn285" style:family="table-column">
      <style:table-column-properties style:column-width="1.9895in" style:use-optimal-column-width="false"/>
    </style:style>
    <style:style style:name="TableColumn286" style:family="table-column">
      <style:table-column-properties style:column-width="1.093in" style:use-optimal-column-width="false"/>
    </style:style>
    <style:style style:name="TableColumn287" style:family="table-column">
      <style:table-column-properties style:column-width="2.8819in" style:use-optimal-column-width="false"/>
    </style:style>
    <style:style style:name="Table284" style:family="table">
      <style:table-properties style:width="5.9645in" fo:margin-left="0.0118in" table:align="left"/>
    </style:style>
    <style:style style:name="TableRow288" style:family="table-row">
      <style:table-row-properties style:min-row-height="0.3062in" style:use-optimal-row-height="false"/>
    </style:style>
    <style:style style:name="TableCell289"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90"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291"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92"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293" style:family="table-cell">
      <style:table-cell-properties fo:border="0.0312in double #C0C0C0" style:border-line-width="0.0104in 0.0104in 0.0104in" style:writing-mode="lr-tb" fo:padding-top="0in" fo:padding-left="0.0486in" fo:padding-bottom="0in" fo:padding-right="0.0486in"/>
    </style:style>
    <style:style style:name="P294"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Row295" style:family="table-row">
      <style:table-row-properties style:min-row-height="0.193in" style:use-optimal-row-height="false"/>
    </style:style>
    <style:style style:name="TableCell296"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97"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298"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299"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300" style:family="table-cell">
      <style:table-cell-properties fo:border="0.0312in double #C0C0C0" style:border-line-width="0.0104in 0.0104in 0.0104in" style:writing-mode="lr-tb" fo:padding-top="0in" fo:padding-left="0.0486in" fo:padding-bottom="0in" fo:padding-right="0.0486in"/>
    </style:style>
    <style:style style:name="P301"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302" style:parent-style-name="Título1" style:family="paragraph">
      <style:paragraph-properties fo:margin-left="0.375in" fo:text-indent="-0.375in">
        <style:tab-stops>
          <style:tab-stop style:type="left" style:position="0.8645in"/>
        </style:tab-stops>
      </style:paragraph-properties>
    </style:style>
    <style:style style:name="P303" style:parent-style-name="Standarduser" style:family="paragraph">
      <style:paragraph-properties fo:margin-left="0.1145in" fo:text-indent="-0.1145in">
        <style:tab-stops/>
      </style:paragraph-properties>
    </style:style>
    <style:style style:name="T304" style:parent-style-name="Fuentedepárrafopredeter." style:family="text">
      <style:text-properties fo:language="es" fo:country="MX"/>
    </style:style>
    <style:style style:name="T305" style:parent-style-name="Fuentedepárrafopredeter." style:family="text">
      <style:text-properties fo:font-style="italic" style:font-style-asian="italic" style:font-style-complex="italic" fo:language="es" fo:country="MX"/>
    </style:style>
    <style:style style:name="P306" style:parent-style-name="Standarduser" style:family="paragraph">
      <style:text-properties fo:language="es" fo:country="MX"/>
    </style:style>
    <style:style style:name="P307" style:parent-style-name="Standarduser" style:family="paragraph">
      <style:text-properties fo:font-size="12pt" style:font-size-asian="12pt" style:font-size-complex="12pt" fo:language="es" fo:country="MX"/>
    </style:style>
    <style:style style:name="P308" style:parent-style-name="Standarduser" style:family="paragraph">
      <style:text-properties fo:language="es" fo:country="MX"/>
    </style:style>
    <style:style style:name="TableColumn310" style:family="table-column">
      <style:table-column-properties style:column-width="1.9895in" style:use-optimal-column-width="false"/>
    </style:style>
    <style:style style:name="TableColumn311" style:family="table-column">
      <style:table-column-properties style:column-width="1.093in" style:use-optimal-column-width="false"/>
    </style:style>
    <style:style style:name="TableColumn312" style:family="table-column">
      <style:table-column-properties style:column-width="2.8819in" style:use-optimal-column-width="false"/>
    </style:style>
    <style:style style:name="Table309" style:family="table">
      <style:table-properties style:width="5.9645in" fo:margin-left="0.0118in" table:align="left"/>
    </style:style>
    <style:style style:name="TableRow313" style:family="table-row">
      <style:table-row-properties style:min-row-height="0.3062in" style:use-optimal-row-height="false"/>
    </style:style>
    <style:style style:name="TableCell314"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15"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316"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17"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318" style:family="table-cell">
      <style:table-cell-properties fo:border="0.0312in double #C0C0C0" style:border-line-width="0.0104in 0.0104in 0.0104in" style:writing-mode="lr-tb" fo:padding-top="0in" fo:padding-left="0.0486in" fo:padding-bottom="0in" fo:padding-right="0.0486in"/>
    </style:style>
    <style:style style:name="P319"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Row320" style:family="table-row">
      <style:table-row-properties style:min-row-height="0.193in" style:use-optimal-row-height="false"/>
    </style:style>
    <style:style style:name="TableCell321"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22"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323"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24"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325" style:family="table-cell">
      <style:table-cell-properties fo:border="0.0312in double #C0C0C0" style:border-line-width="0.0104in 0.0104in 0.0104in" style:writing-mode="lr-tb" fo:padding-top="0in" fo:padding-left="0.0486in" fo:padding-bottom="0in" fo:padding-right="0.0486in"/>
    </style:style>
    <style:style style:name="P326"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327" style:parent-style-name="Standarduser" style:family="paragraph">
      <style:text-properties fo:font-size="12pt" style:font-size-asian="12pt" style:font-size-complex="12pt"/>
    </style:style>
    <style:style style:name="P328" style:parent-style-name="Standarduser" style:family="paragraph">
      <style:text-properties fo:font-size="12pt" style:font-size-asian="12pt" style:font-size-complex="12pt"/>
    </style:style>
    <style:style style:name="P329" style:parent-style-name="Standarduser" style:family="paragraph">
      <style:paragraph-properties fo:margin-left="-0.0104in" fo:text-indent="-0.375in">
        <style:tab-stops>
          <style:tab-stop style:type="left" style:position="0.4791in"/>
        </style:tab-stops>
      </style:paragraph-properties>
    </style:style>
    <style:style style:name="TableColumn331" style:family="table-column">
      <style:table-column-properties style:column-width="1.9895in" style:use-optimal-column-width="false"/>
    </style:style>
    <style:style style:name="TableColumn332" style:family="table-column">
      <style:table-column-properties style:column-width="1.093in" style:use-optimal-column-width="false"/>
    </style:style>
    <style:style style:name="TableColumn333" style:family="table-column">
      <style:table-column-properties style:column-width="2.8444in" style:use-optimal-column-width="false"/>
    </style:style>
    <style:style style:name="Table330" style:family="table">
      <style:table-properties style:width="5.927in" fo:margin-left="0.0118in" table:align="left"/>
    </style:style>
    <style:style style:name="TableRow334" style:family="table-row">
      <style:table-row-properties style:min-row-height="0.3062in" style:use-optimal-row-height="false"/>
    </style:style>
    <style:style style:name="TableCell335"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36"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337"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38"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339" style:family="table-cell">
      <style:table-cell-properties fo:border="0.0312in double #C0C0C0" style:border-line-width="0.0104in 0.0104in 0.0104in" style:writing-mode="lr-tb" fo:padding-top="0in" fo:padding-left="0.0486in" fo:padding-bottom="0in" fo:padding-right="0.0486in"/>
    </style:style>
    <style:style style:name="P340"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Row341" style:family="table-row">
      <style:table-row-properties style:min-row-height="0.193in" style:use-optimal-row-height="false"/>
    </style:style>
    <style:style style:name="TableCell342" style:family="table-cell">
      <style:table-cell-properties fo:border-top="none"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43"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344" style:family="table-cell">
      <style:table-cell-properties fo:border-top="none"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45"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346" style:family="table-cell">
      <style:table-cell-properties fo:border-top="none" fo:border-left="0.0312in double #C0C0C0" style:border-line-width-left="0.0104in 0.0104in 0.0104in" fo:border-bottom="0.0312in double #C0C0C0" style:border-line-width-bottom="0.0104in 0.0104in 0.0104in" fo:border-right="0.0312in double #C0C0C0" style:border-line-width-right="0.0104in 0.0104in 0.0104in" style:writing-mode="lr-tb" fo:padding-top="0in" fo:padding-left="0.0486in" fo:padding-bottom="0in" fo:padding-right="0.0486in"/>
    </style:style>
    <style:style style:name="P347"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348" style:family="table-row">
      <style:table-row-properties style:min-row-height="0.193in" style:use-optimal-row-height="false"/>
    </style:style>
    <style:style style:name="TableCell349" style:family="table-cell">
      <style:table-cell-properties fo:border-top="none"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50"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351" style:family="table-cell">
      <style:table-cell-properties fo:border-top="none"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52"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353" style:family="table-cell">
      <style:table-cell-properties fo:border-top="none" fo:border-left="0.0312in double #C0C0C0" style:border-line-width-left="0.0104in 0.0104in 0.0104in" fo:border-bottom="0.0312in double #C0C0C0" style:border-line-width-bottom="0.0104in 0.0104in 0.0104in" fo:border-right="0.0312in double #C0C0C0" style:border-line-width-right="0.0104in 0.0104in 0.0104in" style:writing-mode="lr-tb" fo:padding-top="0in" fo:padding-left="0.0486in" fo:padding-bottom="0in" fo:padding-right="0.0486in"/>
    </style:style>
    <style:style style:name="P354"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355" style:family="table-row">
      <style:table-row-properties style:min-row-height="0.193in" style:use-optimal-row-height="false"/>
    </style:style>
    <style:style style:name="TableCell356" style:family="table-cell">
      <style:table-cell-properties fo:border-top="none"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57"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358" style:family="table-cell">
      <style:table-cell-properties fo:border-top="none"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59"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360" style:family="table-cell">
      <style:table-cell-properties fo:border-top="none" fo:border-left="0.0312in double #C0C0C0" style:border-line-width-left="0.0104in 0.0104in 0.0104in" fo:border-bottom="0.0312in double #C0C0C0" style:border-line-width-bottom="0.0104in 0.0104in 0.0104in" fo:border-right="0.0312in double #C0C0C0" style:border-line-width-right="0.0104in 0.0104in 0.0104in" style:writing-mode="lr-tb" fo:padding-top="0in" fo:padding-left="0.0486in" fo:padding-bottom="0in" fo:padding-right="0.0486in"/>
    </style:style>
    <style:style style:name="P361"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362" style:family="table-row">
      <style:table-row-properties style:min-row-height="0.193in" style:use-optimal-row-height="false"/>
    </style:style>
    <style:style style:name="TableCell363" style:family="table-cell">
      <style:table-cell-properties fo:border-top="none"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64"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365" style:family="table-cell">
      <style:table-cell-properties fo:border-top="none"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66"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367" style:family="table-cell">
      <style:table-cell-properties fo:border-top="none" fo:border-left="0.0312in double #C0C0C0" style:border-line-width-left="0.0104in 0.0104in 0.0104in" fo:border-bottom="0.0312in double #C0C0C0" style:border-line-width-bottom="0.0104in 0.0104in 0.0104in" fo:border-right="0.0312in double #C0C0C0" style:border-line-width-right="0.0104in 0.0104in 0.0104in" style:writing-mode="lr-tb" fo:padding-top="0in" fo:padding-left="0.0486in" fo:padding-bottom="0in" fo:padding-right="0.0486in"/>
    </style:style>
    <style:style style:name="P368"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369" style:parent-style-name="Título1" style:family="paragraph">
      <style:paragraph-properties fo:margin-left="0.375in" fo:text-indent="-0.375in">
        <style:tab-stops>
          <style:tab-stop style:type="left" style:position="0.8645in"/>
        </style:tab-stops>
      </style:paragraph-properties>
    </style:style>
    <style:style style:name="P370" style:parent-style-name="Título1" style:family="paragraph">
      <style:paragraph-properties fo:margin-left="0.375in" fo:text-indent="-0.375in">
        <style:tab-stops>
          <style:tab-stop style:type="left" style:position="0.8645in"/>
        </style:tab-stops>
      </style:paragraph-properties>
    </style:style>
    <style:style style:name="P371" style:parent-style-name="Standarduser" style:family="paragraph">
      <style:paragraph-properties fo:margin-left="0.1458in" fo:text-indent="-0.1458in">
        <style:tab-stops/>
      </style:paragraph-properties>
    </style:style>
    <style:style style:name="T372" style:parent-style-name="Fuentedepárrafopredeter." style:family="text">
      <style:text-properties fo:language="es" fo:country="MX"/>
    </style:style>
    <style:style style:name="T373" style:parent-style-name="Fuentedepárrafopredeter." style:family="text">
      <style:text-properties fo:font-style="italic" style:font-style-asian="italic" style:font-style-complex="italic" fo:language="es" fo:country="MX"/>
    </style:style>
    <style:style style:name="P374" style:parent-style-name="Título1" style:family="paragraph">
      <style:paragraph-properties fo:margin-left="0.375in" fo:text-indent="-0.375in">
        <style:tab-stops>
          <style:tab-stop style:type="left" style:position="0.8645in"/>
        </style:tab-stops>
      </style:paragraph-properties>
    </style:style>
    <style:style style:name="P375" style:parent-style-name="texto" style:family="paragraph">
      <style:text-properties fo:font-style="italic" style:font-style-asian="italic" style:letter-kerning="true" fo:font-size="11pt" style:font-size-asian="11pt" fo:language="es" fo:country="MX" style:language-asian="es" style:country-asian="MX"/>
    </style:style>
    <style:style style:name="P376" style:parent-style-name="Standarduser" style:family="paragraph">
      <style:paragraph-properties fo:margin-left="0.1458in" fo:text-indent="-0.1458in">
        <style:tab-stops/>
      </style:paragraph-properties>
      <style:text-properties fo:language="es" fo:country="MX"/>
    </style:style>
    <style:style style:name="P377" style:parent-style-name="Título1" style:family="paragraph">
      <style:paragraph-properties fo:margin-left="0.375in" fo:text-indent="-0.375in">
        <style:tab-stops>
          <style:tab-stop style:type="left" style:position="0.8645in"/>
        </style:tab-stops>
      </style:paragraph-properties>
    </style:style>
    <style:style style:name="T378" style:parent-style-name="Fuentedepárrafopredeter." style:family="text">
      <style:text-properties fo:language="es" fo:country="MX"/>
    </style:style>
    <style:style style:name="T379" style:parent-style-name="Fuentedepárrafopredeter." style:family="text">
      <style:text-properties fo:font-style="italic" style:font-style-asian="italic" style:font-style-complex="italic" fo:language="es" fo:country="MX"/>
    </style:style>
    <style:style style:name="T380" style:parent-style-name="Fuentedepárrafopredeter." style:family="text">
      <style:text-properties fo:font-style="italic" style:font-style-asian="italic" style:font-style-complex="italic" fo:language="es" fo:country="MX"/>
    </style:style>
    <style:style style:name="T381" style:parent-style-name="Fuentedepárrafopredeter." style:family="text">
      <style:text-properties fo:language="es" fo:country="MX"/>
    </style:style>
    <style:style style:name="P382" style:parent-style-name="Standarduser" style:family="paragraph">
      <style:text-properties fo:language="es" fo:country="MX"/>
    </style:style>
    <style:style style:name="TableColumn384" style:family="table-column">
      <style:table-column-properties style:column-width="2.9895in" style:use-optimal-column-width="false"/>
    </style:style>
    <style:style style:name="TableColumn385" style:family="table-column">
      <style:table-column-properties style:column-width="2.9375in" style:use-optimal-column-width="false"/>
    </style:style>
    <style:style style:name="Table383" style:family="table">
      <style:table-properties style:width="5.927in" fo:margin-left="0.0118in" table:align="left"/>
    </style:style>
    <style:style style:name="TableRow386" style:family="table-row">
      <style:table-row-properties style:min-row-height="0.3062in" style:use-optimal-row-height="false"/>
    </style:style>
    <style:style style:name="TableCell387"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88"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389" style:family="table-cell">
      <style:table-cell-properties fo:border="0.0312in double #C0C0C0" style:border-line-width="0.0104in 0.0104in 0.0104in" style:writing-mode="lr-tb" fo:padding-top="0in" fo:padding-left="0.0486in" fo:padding-bottom="0in" fo:padding-right="0.0486in"/>
    </style:style>
    <style:style style:name="P390"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Row391" style:family="table-row">
      <style:table-row-properties style:min-row-height="0.193in" style:use-optimal-row-height="false"/>
    </style:style>
    <style:style style:name="TableCell392"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93"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394" style:family="table-cell">
      <style:table-cell-properties fo:border="0.0312in double #C0C0C0" style:border-line-width="0.0104in 0.0104in 0.0104in" style:writing-mode="lr-tb" fo:padding-top="0in" fo:padding-left="0.0486in" fo:padding-bottom="0in" fo:padding-right="0.0486in"/>
    </style:style>
    <style:style style:name="P395"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396" style:family="table-row">
      <style:table-row-properties style:min-row-height="0.193in" style:use-optimal-row-height="false"/>
    </style:style>
    <style:style style:name="TableCell397" style:family="table-cell">
      <style:table-cell-properties fo:border-top="none"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398"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399" style:family="table-cell">
      <style:table-cell-properties fo:border-top="none" fo:border-left="0.0312in double #C0C0C0" style:border-line-width-left="0.0104in 0.0104in 0.0104in" fo:border-bottom="0.0312in double #C0C0C0" style:border-line-width-bottom="0.0104in 0.0104in 0.0104in" fo:border-right="0.0312in double #C0C0C0" style:border-line-width-right="0.0104in 0.0104in 0.0104in" style:writing-mode="lr-tb" fo:padding-top="0in" fo:padding-left="0.0486in" fo:padding-bottom="0in" fo:padding-right="0.0486in"/>
    </style:style>
    <style:style style:name="P400"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401" style:family="table-row">
      <style:table-row-properties style:min-row-height="0.193in" style:use-optimal-row-height="false"/>
    </style:style>
    <style:style style:name="TableCell402" style:family="table-cell">
      <style:table-cell-properties fo:border-top="none"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03"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404" style:family="table-cell">
      <style:table-cell-properties fo:border-top="none" fo:border-left="0.0312in double #C0C0C0" style:border-line-width-left="0.0104in 0.0104in 0.0104in" fo:border-bottom="0.0312in double #C0C0C0" style:border-line-width-bottom="0.0104in 0.0104in 0.0104in" fo:border-right="0.0312in double #C0C0C0" style:border-line-width-right="0.0104in 0.0104in 0.0104in" style:writing-mode="lr-tb" fo:padding-top="0in" fo:padding-left="0.0486in" fo:padding-bottom="0in" fo:padding-right="0.0486in"/>
    </style:style>
    <style:style style:name="P405"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406" style:family="table-row">
      <style:table-row-properties style:min-row-height="0.193in" style:use-optimal-row-height="false"/>
    </style:style>
    <style:style style:name="TableCell407" style:family="table-cell">
      <style:table-cell-properties fo:border-top="none"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08"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409" style:family="table-cell">
      <style:table-cell-properties fo:border-top="none" fo:border-left="0.0312in double #C0C0C0" style:border-line-width-left="0.0104in 0.0104in 0.0104in" fo:border-bottom="0.0312in double #C0C0C0" style:border-line-width-bottom="0.0104in 0.0104in 0.0104in" fo:border-right="0.0312in double #C0C0C0" style:border-line-width-right="0.0104in 0.0104in 0.0104in" style:writing-mode="lr-tb" fo:padding-top="0in" fo:padding-left="0.0486in" fo:padding-bottom="0in" fo:padding-right="0.0486in"/>
    </style:style>
    <style:style style:name="P410"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411" style:family="table-row">
      <style:table-row-properties style:min-row-height="0.193in" style:use-optimal-row-height="false"/>
    </style:style>
    <style:style style:name="TableCell412" style:family="table-cell">
      <style:table-cell-properties fo:border-top="none"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13"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414" style:family="table-cell">
      <style:table-cell-properties fo:border-top="none" fo:border-left="0.0312in double #C0C0C0" style:border-line-width-left="0.0104in 0.0104in 0.0104in" fo:border-bottom="0.0312in double #C0C0C0" style:border-line-width-bottom="0.0104in 0.0104in 0.0104in" fo:border-right="0.0312in double #C0C0C0" style:border-line-width-right="0.0104in 0.0104in 0.0104in" style:writing-mode="lr-tb" fo:padding-top="0in" fo:padding-left="0.0486in" fo:padding-bottom="0in" fo:padding-right="0.0486in"/>
    </style:style>
    <style:style style:name="P415"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416" style:parent-style-name="Título1" style:family="paragraph">
      <style:paragraph-properties fo:margin-left="0.375in" fo:text-indent="-0.375in">
        <style:tab-stops>
          <style:tab-stop style:type="left" style:position="0.8645in"/>
        </style:tab-stops>
      </style:paragraph-properties>
    </style:style>
    <style:style style:name="P417" style:parent-style-name="Standarduser" style:family="paragraph">
      <style:paragraph-properties fo:margin-left="0.125in" fo:text-indent="-0.125in">
        <style:tab-stops/>
      </style:paragraph-properties>
    </style:style>
    <style:style style:name="T418" style:parent-style-name="Fuentedepárrafopredeter." style:family="text">
      <style:text-properties fo:language="es" fo:country="MX"/>
    </style:style>
    <style:style style:name="T419" style:parent-style-name="Fuentedepárrafopredeter." style:family="text">
      <style:text-properties fo:font-style="italic" style:font-style-asian="italic" style:font-style-complex="italic" fo:language="es" fo:country="MX"/>
    </style:style>
    <style:style style:name="T420" style:parent-style-name="Fuentedepárrafopredeter." style:family="text">
      <style:text-properties fo:language="es" fo:country="MX"/>
    </style:style>
    <style:style style:name="P421" style:parent-style-name="Standarduser" style:family="paragraph">
      <style:text-properties fo:language="es" fo:country="MX"/>
    </style:style>
    <style:style style:name="TableColumn423" style:family="table-column">
      <style:table-column-properties style:column-width="1.125in" style:use-optimal-column-width="false"/>
    </style:style>
    <style:style style:name="TableColumn424" style:family="table-column">
      <style:table-column-properties style:column-width="2.5722in" style:use-optimal-column-width="false"/>
    </style:style>
    <style:style style:name="TableColumn425" style:family="table-column">
      <style:table-column-properties style:column-width="2.1361in" style:use-optimal-column-width="false"/>
    </style:style>
    <style:style style:name="Table422" style:family="table">
      <style:table-properties style:width="5.8333in" fo:margin-left="0.0638in" table:align="left"/>
    </style:style>
    <style:style style:name="TableRow426" style:family="table-row">
      <style:table-row-properties style:min-row-height="0.3062in" style:use-optimal-row-height="false"/>
    </style:style>
    <style:style style:name="TableCell427"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28"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429"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30"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Cell431" style:family="table-cell">
      <style:table-cell-properties fo:border="0.0312in double #C0C0C0" style:border-line-width="0.0104in 0.0104in 0.0104in" style:writing-mode="lr-tb" fo:padding-top="0in" fo:padding-left="0.0486in" fo:padding-bottom="0in" fo:padding-right="0.0486in"/>
    </style:style>
    <style:style style:name="P432"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language="es" fo:country="MX"/>
    </style:style>
    <style:style style:name="TableRow433" style:family="table-row">
      <style:table-row-properties style:min-row-height="0.193in" style:use-optimal-row-height="false"/>
    </style:style>
    <style:style style:name="TableCell434"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35"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436"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37"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438" style:family="table-cell">
      <style:table-cell-properties fo:border="0.0312in double #C0C0C0" style:border-line-width="0.0104in 0.0104in 0.0104in" style:writing-mode="lr-tb" fo:padding-top="0in" fo:padding-left="0.0486in" fo:padding-bottom="0in" fo:padding-right="0.0486in"/>
    </style:style>
    <style:style style:name="P439"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440" style:family="table-row">
      <style:table-row-properties style:min-row-height="0.1583in" style:use-optimal-row-height="false"/>
    </style:style>
    <style:style style:name="TableCell441"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42"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443"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44"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445" style:family="table-cell">
      <style:table-cell-properties fo:border="0.0312in double #C0C0C0" style:border-line-width="0.0104in 0.0104in 0.0104in" style:writing-mode="lr-tb" fo:padding-top="0in" fo:padding-left="0.0486in" fo:padding-bottom="0in" fo:padding-right="0.0486in"/>
    </style:style>
    <style:style style:name="P446"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447" style:parent-style-name="Standarduser" style:family="paragraph">
      <style:text-properties fo:font-size="12pt" style:font-size-asian="12pt" fo:language="es" fo:country="MX"/>
    </style:style>
    <style:style style:name="P448" style:parent-style-name="Título1" style:family="paragraph">
      <style:paragraph-properties fo:margin-left="0.375in" fo:text-indent="-0.375in">
        <style:tab-stops>
          <style:tab-stop style:type="left" style:position="0.8645in"/>
        </style:tab-stops>
      </style:paragraph-properties>
    </style:style>
    <style:style style:name="P449" style:parent-style-name="Standarduser" style:family="paragraph">
      <style:text-properties fo:font-size="12pt" style:font-size-asian="12pt" fo:language="es" fo:country="MX"/>
    </style:style>
    <style:style style:name="TableColumn451" style:family="table-column">
      <style:table-column-properties style:column-width="2.234in" style:use-optimal-column-width="false"/>
    </style:style>
    <style:style style:name="TableColumn452" style:family="table-column">
      <style:table-column-properties style:column-width="1.8694in" style:use-optimal-column-width="false"/>
    </style:style>
    <style:style style:name="TableColumn453" style:family="table-column">
      <style:table-column-properties style:column-width="1.3784in" style:use-optimal-column-width="false"/>
    </style:style>
    <style:style style:name="TableColumn454" style:family="table-column">
      <style:table-column-properties style:column-width="1.0833in" style:use-optimal-column-width="false"/>
    </style:style>
    <style:style style:name="Table450" style:family="table">
      <style:table-properties style:width="6.5652in" fo:margin-left="0.0638in" table:align="left"/>
    </style:style>
    <style:style style:name="TableRow455" style:family="table-row">
      <style:table-row-properties style:min-row-height="0.3062in" style:use-optimal-row-height="false"/>
    </style:style>
    <style:style style:name="TableCell456"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57"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fo:font-size="12pt" style:font-size-asian="12pt" fo:language="es" fo:country="MX"/>
    </style:style>
    <style:style style:name="TableCell458" style:family="table-cell">
      <style:table-cell-properties fo:border="0.0312in double #C0C0C0" style:border-line-width="0.0104in 0.0104in 0.0104in" style:writing-mode="lr-tb" fo:padding-top="0in" fo:padding-left="0.0152in" fo:padding-bottom="0in" fo:padding-right="0in"/>
    </style:style>
    <style:style style:name="P459"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fo:font-size="12pt" style:font-size-asian="12pt" fo:language="es" fo:country="MX"/>
    </style:style>
    <style:style style:name="TableCell460"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61"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fo:font-size="12pt" style:font-size-asian="12pt" fo:language="es" fo:country="MX"/>
    </style:style>
    <style:style style:name="TableCell462" style:family="table-cell">
      <style:table-cell-properties fo:border="0.0312in double #C0C0C0" style:border-line-width="0.0104in 0.0104in 0.0104in" style:writing-mode="lr-tb" fo:padding-top="0in" fo:padding-left="0.0486in" fo:padding-bottom="0in" fo:padding-right="0.0486in"/>
    </style:style>
    <style:style style:name="P463" style:parent-style-name="Standarduser" style:family="paragraph">
      <style:paragraph-properties fo:widows="0" fo:orphans="0" style:snap-to-layout-grid="false"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fo:font-size="12pt" style:font-size-asian="12pt" fo:language="es" fo:country="MX"/>
    </style:style>
    <style:style style:name="TableRow464" style:family="table-row">
      <style:table-row-properties style:min-row-height="0.193in" style:use-optimal-row-height="false"/>
    </style:style>
    <style:style style:name="TableCell465"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66"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467" style:family="table-cell">
      <style:table-cell-properties fo:border="0.0312in double #C0C0C0" style:border-line-width="0.0104in 0.0104in 0.0104in" style:writing-mode="lr-tb" fo:padding-top="0in" fo:padding-left="0.0152in" fo:padding-bottom="0in" fo:padding-right="0in"/>
    </style:style>
    <style:style style:name="P468"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469"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70"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471" style:family="table-cell">
      <style:table-cell-properties fo:border="0.0312in double #C0C0C0" style:border-line-width="0.0104in 0.0104in 0.0104in" style:writing-mode="lr-tb" fo:padding-top="0in" fo:padding-left="0.0486in" fo:padding-bottom="0in" fo:padding-right="0.0486in"/>
    </style:style>
    <style:style style:name="P472" style:parent-style-name="Lista"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473" style:family="table-row">
      <style:table-row-properties style:min-row-height="0.1583in" style:use-optimal-row-height="false"/>
    </style:style>
    <style:style style:name="TableCell474"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75"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476" style:family="table-cell">
      <style:table-cell-properties fo:border="0.0312in double #C0C0C0" style:border-line-width="0.0104in 0.0104in 0.0104in" style:writing-mode="lr-tb" fo:padding-top="0in" fo:padding-left="0.0152in" fo:padding-bottom="0in" fo:padding-right="0in"/>
    </style:style>
    <style:style style:name="P477"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478"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79"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480" style:family="table-cell">
      <style:table-cell-properties fo:border="0.0312in double #C0C0C0" style:border-line-width="0.0104in 0.0104in 0.0104in" style:writing-mode="lr-tb" fo:padding-top="0in" fo:padding-left="0.0486in" fo:padding-bottom="0in" fo:padding-right="0.0486in"/>
    </style:style>
    <style:style style:name="P481"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482" style:family="table-row">
      <style:table-row-properties style:min-row-height="0.1583in" style:use-optimal-row-height="false"/>
    </style:style>
    <style:style style:name="TableCell483"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84"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485" style:family="table-cell">
      <style:table-cell-properties fo:border="0.0312in double #C0C0C0" style:border-line-width="0.0104in 0.0104in 0.0104in" style:writing-mode="lr-tb" fo:padding-top="0in" fo:padding-left="0.0152in" fo:padding-bottom="0in" fo:padding-right="0in"/>
    </style:style>
    <style:style style:name="P486"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487"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88"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489" style:family="table-cell">
      <style:table-cell-properties fo:border="0.0312in double #C0C0C0" style:border-line-width="0.0104in 0.0104in 0.0104in" style:writing-mode="lr-tb" fo:padding-top="0in" fo:padding-left="0.0486in" fo:padding-bottom="0in" fo:padding-right="0.0486in"/>
    </style:style>
    <style:style style:name="P490"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491" style:family="table-row">
      <style:table-row-properties style:min-row-height="0.1583in" style:use-optimal-row-height="false"/>
    </style:style>
    <style:style style:name="TableCell492"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93"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494" style:family="table-cell">
      <style:table-cell-properties fo:border="0.0312in double #C0C0C0" style:border-line-width="0.0104in 0.0104in 0.0104in" style:writing-mode="lr-tb" fo:padding-top="0in" fo:padding-left="0.0152in" fo:padding-bottom="0in" fo:padding-right="0in"/>
    </style:style>
    <style:style style:name="P495"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496"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497"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498" style:family="table-cell">
      <style:table-cell-properties fo:border="0.0312in double #C0C0C0" style:border-line-width="0.0104in 0.0104in 0.0104in" style:writing-mode="lr-tb" fo:padding-top="0in" fo:padding-left="0.0486in" fo:padding-bottom="0in" fo:padding-right="0.0486in"/>
    </style:style>
    <style:style style:name="P499"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Row500" style:family="table-row">
      <style:table-row-properties style:min-row-height="0.1583in" style:use-optimal-row-height="false"/>
    </style:style>
    <style:style style:name="TableCell501"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502"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weight="bold" style:font-weight-asian="bold" style:font-weight-complex="bold" fo:font-size="9pt" style:font-size-asian="9pt" style:font-size-complex="9pt" fo:language="es" fo:country="MX"/>
    </style:style>
    <style:style style:name="TableCell503" style:family="table-cell">
      <style:table-cell-properties fo:border="0.0312in double #C0C0C0" style:border-line-width="0.0104in 0.0104in 0.0104in" style:writing-mode="lr-tb" fo:padding-top="0in" fo:padding-left="0.0152in" fo:padding-bottom="0in" fo:padding-right="0in"/>
    </style:style>
    <style:style style:name="P504"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505" style:family="table-cell">
      <style:table-cell-properties fo:border-top="0.0312in double #C0C0C0" style:border-line-width-top="0.0104in 0.0104in 0.0104in" fo:border-left="0.0312in double #C0C0C0" style:border-line-width-left="0.0104in 0.0104in 0.0104in" fo:border-bottom="0.0312in double #C0C0C0" style:border-line-width-bottom="0.0104in 0.0104in 0.0104in" fo:border-right="none" style:writing-mode="lr-tb" fo:padding-top="0in" fo:padding-left="0.0486in" fo:padding-bottom="0in" fo:padding-right="0.0486in"/>
    </style:style>
    <style:style style:name="P506"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TableCell507" style:family="table-cell">
      <style:table-cell-properties fo:border="0.0312in double #C0C0C0" style:border-line-width="0.0104in 0.0104in 0.0104in" style:writing-mode="lr-tb" fo:padding-top="0in" fo:padding-left="0.0486in" fo:padding-bottom="0in" fo:padding-right="0.0486in"/>
    </style:style>
    <style:style style:name="P508" style:parent-style-name="Standarduser" style:family="paragraph">
      <style:paragraph-properties fo:widows="0" fo:orphans="0" style:snap-to-layout-grid="false" fo:text-align="start" fo:margin-bottom="0.0833in">
        <style:tab-stops>
          <style:tab-stop style:type="left" style:position="0.9187in"/>
          <style:tab-stop style:type="left" style:position="2.0486in"/>
          <style:tab-stop style:type="left" style:position="2.9236in"/>
          <style:tab-stop style:type="left" style:position="4.2986in"/>
          <style:tab-stop style:type="left" style:position="5.0486in"/>
          <style:tab-stop style:type="left" style:position="6.3375in"/>
          <style:tab-stop style:type="left" style:position="7.4625in"/>
        </style:tab-stops>
      </style:paragraph-properties>
      <style:text-properties style:font-name-complex="Arial" fo:font-size="9pt" style:font-size-asian="9pt" style:font-size-complex="9pt" fo:language="es" fo:country="MX"/>
    </style:style>
    <style:style style:name="P509" style:parent-style-name="Standarduser" style:family="paragraph">
      <style:text-properties fo:font-size="12pt" style:font-size-asian="12pt" fo:language="es" fo:country="MX"/>
    </style:style>
    <style:style style:name="P510" style:parent-style-name="Standarduser" style:family="paragraph">
      <style:text-properties fo:font-size="12pt" style:font-size-asian="12pt" fo:language="es" fo:country="MX"/>
    </style:style>
    <style:style style:name="P511" style:parent-style-name="Standarduser" style:family="paragraph">
      <style:text-properties fo:font-size="12pt" style:font-size-asian="12pt" fo:language="es" fo:country="MX"/>
    </style:style>
    <style:style style:name="P512" style:parent-style-name="Standarduser" style:family="paragraph">
      <style:text-properties fo:font-size="12pt" style:font-size-asian="12pt" fo:language="es" fo:country="MX"/>
    </style:style>
    <style:style style:name="P513" style:parent-style-name="Standarduser" style:family="paragraph">
      <style:text-properties fo:font-size="12pt" style:font-size-asian="12pt" fo:language="es" fo:country="MX"/>
    </style:style>
    <style:style style:name="P514" style:parent-style-name="ContentsHeadinguser" style:family="paragraph">
      <style:paragraph-properties fo:text-align="center"/>
      <style:text-properties fo:font-size="20pt" style:font-size-asian="20pt" style:font-size-complex="20pt"/>
    </style:style>
    <style:style style:name="P515" style:parent-style-name="ContentsHeadinguser" style:family="paragraph">
      <style:paragraph-properties fo:text-align="center"/>
      <style:text-properties fo:font-size="20pt" style:font-size-asian="20pt" style:font-size-complex="20pt"/>
    </style:style>
    <style:style style:name="P516" style:parent-style-name="Standarduser" style:family="paragraph">
      <style:text-properties style:font-size-complex="11pt"/>
    </style:style>
    <style:style style:name="P517" style:parent-style-name="Título1" style:family="paragraph">
      <style:text-properties style:font-name-complex="Arial" fo:language="es" fo:country="ES"/>
    </style:style>
    <style:style style:name="P518" style:parent-style-name="Textbodyuser" style:family="paragraph">
      <style:paragraph-properties fo:text-align="start" fo:margin-top="0.1666in" fo:margin-bottom="0.0416in" fo:margin-left="0.5in">
        <style:tab-stops>
          <style:tab-stop style:type="left" style:position="1.5in"/>
        </style:tab-stops>
      </style:paragraph-properties>
      <style:text-properties style:font-name-complex="Arial"/>
    </style:style>
  </office:automatic-styles>
  <office:body>
    <office:text text:use-soft-page-breaks="true">
      <text:p text:style-name="P1">Información general</text:p>
      <text:p text:style-name="Standarduser"/>
      <text:p text:style-name="Standarduser"/>
      <table:table table:style-name="Table2">
        <table:table-columns>
          <table:table-column table:style-name="TableColumn3"/>
          <table:table-column table:style-name="TableColumn4"/>
        </table:table-columns>
        <table:table-row table:style-name="TableRow5">
          <table:table-cell table:style-name="TableCell6">
            <text:p text:style-name="P7">Asunto:</text:p>
          </table:table-cell>
          <table:table-cell table:style-name="TableCell8">
            <text:p text:style-name="P9">Acta de Constitución</text:p>
          </table:table-cell>
        </table:table-row>
        <table:table-row table:style-name="TableRow10">
          <table:table-cell table:style-name="TableCell11">
            <text:p text:style-name="P12">Nombre del Proyecto:</text:p>
          </table:table-cell>
          <table:table-cell table:style-name="TableCell13">
            <text:p text:style-name="P14">Administrador de WISP</text:p>
          </table:table-cell>
        </table:table-row>
        <table:table-row table:style-name="TableRow15">
          <table:table-cell table:style-name="TableCell16">
            <text:p text:style-name="P17">Patrocinador:</text:p>
          </table:table-cell>
          <table:table-cell table:style-name="TableCell18">
            <text:p text:style-name="P19">Javier Alberto Muñoz</text:p>
          </table:table-cell>
        </table:table-row>
        <table:table-row table:style-name="TableRow20">
          <table:table-cell table:style-name="TableCell21">
            <text:p text:style-name="P22">Fecha de Presentación:</text:p>
          </table:table-cell>
          <table:table-cell table:style-name="TableCell23">
            <text:p text:style-name="P24">24 de Octubre 2022</text:p>
          </table:table-cell>
        </table:table-row>
      </table:table>
      <text:p text:style-name="P25"/>
      <text:p text:style-name="P26"/>
      <text:p text:style-name="P27">Historial de Revisiones</text:p>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Fecha</text:p>
          </table:table-cell>
          <table:table-cell table:style-name="TableCell36">
            <text:p text:style-name="P37">Versión</text:p>
          </table:table-cell>
          <table:table-cell table:style-name="TableCell38">
            <text:p text:style-name="P39">Descripción</text:p>
          </table:table-cell>
          <table:table-cell table:style-name="TableCell40">
            <text:p text:style-name="P41">Autor</text:p>
          </table:table-cell>
        </table:table-row>
        <table:table-row table:style-name="TableRow42">
          <table:table-cell table:style-name="TableCell43">
            <text:p text:style-name="P44"><text:span text:style-name="T45">24/10/2022</text:span></text:p>
          </table:table-cell>
          <table:table-cell table:style-name="TableCell46">
            <text:p text:style-name="P47">1.0</text:p>
          </table:table-cell>
          <table:table-cell table:style-name="TableCell48">
            <text:p text:style-name="P49">Versión inicial</text:p>
          </table:table-cell>
          <table:table-cell table:style-name="TableCell50">
            <text:p text:style-name="P51">Bernardino Hernández Rojas.</text:p>
          </table:table-cell>
        </table:table-row>
        <table:table-row table:style-name="TableRow52">
          <table:table-cell table:style-name="TableCell53">
            <text:p text:style-name="P54"/>
          </table:table-cell>
          <table:table-cell table:style-name="TableCell55">
            <text:p text:style-name="P56"/>
          </table:table-cell>
          <table:table-cell table:style-name="TableCell57">
            <text:p text:style-name="P58"/>
          </table:table-cell>
          <table:table-cell table:style-name="TableCell59">
            <text:p text:style-name="P60"/>
          </table:table-cell>
        </table:table-row>
        <table:table-row table:style-name="TableRow61">
          <table:table-cell table:style-name="TableCell62">
            <text:p text:style-name="P63"/>
          </table:table-cell>
          <table:table-cell table:style-name="TableCell64">
            <text:p text:style-name="P65"/>
          </table:table-cell>
          <table:table-cell table:style-name="TableCell66">
            <text:p text:style-name="P67"/>
          </table:table-cell>
          <table:table-cell table:style-name="TableCell68">
            <text:p text:style-name="P69"/>
          </table:table-cell>
        </table:table-row>
      </table:table>
      <text:p text:style-name="Standarduser"/>
      <text:p text:style-name="Standarduser">Nombre actual del archivo: <text:s/><text:file-name text:fixed="false" text:display="name-and-extension">00_Acta de constitución de proyecto.odt</text:file-name></text:p>
      <text:p text:style-name="Standarduser"/>
      <text:p text:style-name="Standarduser"/>
      <text:p text:style-name="Standarduser"/>
      <text:p text:style-name="P70"/>
      <text:p text:style-name="P71"/>
      <text:p text:style-name="P72"/>
      <text:p text:style-name="P73"><text:bookmark-start text:name="_Toc371700508"/><text:soft-page-break/>indice de Contenido<text:bookmark-end text:name="_Toc371700508"/></text:p>
      <text:p text:style-name="P74"/>
      <text:table-of-content text:name="_TOC3">
        <text:table-of-content-source text:outline-level="3"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2">
            <text:index-source-style text:style-name="Título2"/>
          </text:index-source-styles>
        </text:table-of-content-source>
        <text:index-body>
          <text:p text:style-name="P75"><text:a xlink:href="#_Toc371700508" office:target-frame-name="_top" xlink:show="replace"><text:span text:style-name="T76">indice de Contenido</text:span><text:tab/>2</text:a></text:p>
          <text:p text:style-name="P77"><text:a xlink:href="#_Toc371700509" office:target-frame-name="_top" xlink:show="replace">ANTECEDENTES *<text:tab/>3</text:a></text:p>
          <text:p text:style-name="P78"><text:a xlink:href="#_Toc371700510" office:target-frame-name="_top" xlink:show="replace">PROPÓSITO DEL PROYECTO *<text:tab/>3</text:a></text:p>
          <text:p text:style-name="P79"><text:a xlink:href="#_Toc371700511" office:target-frame-name="_top" xlink:show="replace">OBJETIVOS Y CRITERIOS DE EXITO *<text:tab/>3</text:a></text:p>
          <text:p text:style-name="P80"><text:a xlink:href="#_Toc371700512" office:target-frame-name="_top" xlink:show="replace">REQUERIMIENTOS DEL PROYECTO/ENTREGABLES<text:tab/>3</text:a></text:p>
          <text:p text:style-name="P81"><text:a xlink:href="#_Toc371700513" office:target-frame-name="_top" xlink:show="replace">REQUERIMIENTOS FUNCIONALES<text:tab/>3</text:a></text:p>
          <text:p text:style-name="P82"><text:a xlink:href="#_Toc371700514" office:target-frame-name="_top" xlink:show="replace">REQUERIMIENTOS TECNOLÓGICOS<text:tab/>3</text:a></text:p>
          <text:p text:style-name="P83"><text:a xlink:href="#_Toc371700515" office:target-frame-name="_top" xlink:show="replace">REQUERIMIENTOS DE DESEMPEÑO<text:tab/>3</text:a></text:p>
          <text:p text:style-name="P84"><text:a xlink:href="#_Toc371700516" office:target-frame-name="_top" xlink:show="replace">REQUERIMIENTOS LEGALES<text:tab/>3</text:a></text:p>
          <text:p text:style-name="P85"><text:a xlink:href="#_Toc371700517" office:target-frame-name="_top" xlink:show="replace">REQUERIMIENTOS ESPECIALES<text:tab/>3</text:a></text:p>
          <text:p text:style-name="P86"><text:a xlink:href="#_Toc371700518" office:target-frame-name="_top" xlink:show="replace">PRODUCTO O SERVICIO RESULTANTE *<text:tab/>4</text:a></text:p>
          <text:p text:style-name="P87"><text:a xlink:href="#_Toc371700519" office:target-frame-name="_top" xlink:show="replace">DESCRIPCIÓN DEL PROYECTO *<text:tab/>4</text:a></text:p>
          <text:p text:style-name="P88"><text:a xlink:href="#_Toc371700520" office:target-frame-name="_top" xlink:show="replace">RIESGOS <text:s/>*<text:tab/>4</text:a></text:p>
          <text:p text:style-name="P89"><text:a xlink:href="#_Toc371700521" office:target-frame-name="_top" xlink:show="replace">RESUMEN DEL CRONOGRAMA DE HITOS *<text:tab/>4</text:a></text:p>
          <text:p text:style-name="P90"><text:a xlink:href="#_Toc371700522" office:target-frame-name="_top" xlink:show="replace">RESUMEN DEL PRESUPUESTO *<text:tab/>5</text:a></text:p>
          <text:p text:style-name="P91"><text:a xlink:href="#_Toc371700523" office:target-frame-name="_top" xlink:show="replace">PATROCINADOR DEL PROYECTO *<text:tab/>5</text:a></text:p>
          <text:p text:style-name="P92"><text:a xlink:href="#_Toc371700524" office:target-frame-name="_top" xlink:show="replace">DIRECTOR DEL <text:s/>PROYECTO <text:s/>Y ATRIBUCIONES *<text:tab/>5</text:a></text:p>
          <text:p text:style-name="P93"><text:a xlink:href="#_Toc371700525" office:target-frame-name="_top" xlink:show="replace">REQUISITOS DE APROBACIÓN<text:tab/>6</text:a></text:p>
          <text:p text:style-name="P94"><text:a xlink:href="#_Toc371700526" office:target-frame-name="_top" xlink:show="replace">VIABILIDAD Y FACTIBILIDAD<text:tab/>6</text:a></text:p>
          <text:p text:style-name="P95"><text:a xlink:href="#_Toc371700527" office:target-frame-name="_top" xlink:show="replace">LISTA DE INTERESADOS<text:tab/>6</text:a></text:p>
          <text:p text:style-name="P96"><text:a xlink:href="#_Toc371700528" office:target-frame-name="_top" xlink:show="replace">REFERENCIAS<text:tab/>7</text:a></text:p>
          <text:p text:style-name="P97"><text:a xlink:href="#_Toc371700529" office:target-frame-name="_top" xlink:show="replace">APROBACIÓN DEL ACTA<text:tab/>7</text:a></text:p>
        </text:index-body>
      </text:table-of-content>
      <text:p text:style-name="P98"/>
      <text:p text:style-name="P99"/>
      <text:p text:style-name="P100"/>
      <text:p text:style-name="P101"/>
      <text:p text:style-name="P102"/>
      <text:p text:style-name="P103"/>
      <text:h text:style-name="P104" text:outline-level="1"><text:bookmark-start text:name="_Toc371700509"/><text:soft-page-break/>ANTECEDENTES *<text:bookmark-end text:name="_Toc371700509"/></text:h>
      <text:p text:style-name="P105"><text:span text:style-name="T106">Con base en la petición de automatizar la administración de un proveedor de servicios de venta de voz y datos (renta de internet por conexión inalámbrica), se propone el proyecto “Título del proyecto” con la finalidad de contribuir con la gestión de recursos de manera adecuada así mismo contribuir con la dirección hacía el éxito haciendo más sencillas la tareas de administración.</text:span></text:p>
      <text:p text:style-name="P107">Problemática.</text:p>
      <text:p text:style-name="P108">Actualmente, Zona Cool realiza la parte administrativa con papel y pluma, apoyada de software para realizar registros(clientes, productos, ventas, etc.), se ha intentado implementar software genérico dedicado a la administración, dicho software es adquirido en la red(internet) aunque con este tipo de software existe un marco de aprendizaje amplio y la empresa debe adaptarse al funcionamiento. <text:s/></text:p>
      <text:p text:style-name="P109"><text:span text:style-name="T110">[<text:s/></text:span><text:span text:style-name="T111">Se establece aquí, brevemente, el contexto en el cual surge el proyecto <text:s/>: un problema, una necesidad, una iniciativa, una oportunidad, un lineamiento u objetivo estratégico. Puede hacerse referencia a iniciativas o proyectos anteriores, vinculados con este.</text:span><text:span text:style-name="T112"><text:s/>]</text:span></text:p>
      <text:h text:style-name="P113" text:outline-level="1"><text:bookmark-start text:name="_Toc371700510"/>PROPÓSITO DEL PROYECTO *<text:bookmark-end text:name="_Toc371700510"/></text:h>
      <text:p text:style-name="P114">La empresa “Zona Cool” tiene la necesidad de automatizar su servicio de internet debido al<text:s/>avance de la tecnología. Los aspectos a mejorar son la gestión de empleados y clientes, el control de redes inalámbricas, facilitar la gestión financiera y de recursos, como el hardware que adquiere o vende la empresa y el personal que dispone, esto con ayuda de una bitácora de manteamiento en la que se registra las ocasiones en las que algún usuario ha requerido un servicio, como una reparación. Asimismo, se tendrá un historial de pagos con la opción de generar reportes financieros de un periodo de tiempo específico. Cabe mencionar que el acceso a estas funciones dependerá del tipo de usuario, ya sea un administrador o un empleado. Todo lo anterior mencionado, tendrá como resultado un ahorro considerado de tiempo y facilitará la posibilidad de ampliación y fragmentación de la empresa en un futuro, con el fin de llevarla al crecimiento.</text:p>
      <text:p text:style-name="P115"><text:span text:style-name="T116">[<text:s/></text:span><text:span text:style-name="T117">Se establece aquí el beneficio esperado de ejecutar el proyecto. Es deseable explicitar la contribución del proyecto a los lineamientos u objetivos estratégicos de la organización. ]</text:span></text:p>
      <text:p text:style-name="P118"/>
      <text:p text:style-name="P119"/>
      <text:h text:style-name="P120" text:outline-level="1"><text:bookmark-start text:name="_Toc371700511"/>OBJETIVOS Y CRITERIOS DE EXITO *<text:bookmark-end text:name="_Toc371700511"/></text:h>
      <text:p text:style-name="P121"><text:span text:style-name="T122">[<text:s/></text:span><text:span text:style-name="T123">Se establecen aquí los objetivos medibles del proyecto, en términos cuantitativos, y los criterios de éxito relacionados ]</text:span></text:p>
      <text:p text:style-name="P124"/>
      <text:h text:style-name="P125" text:outline-level="1"><text:bookmark-start text:name="_Toc371700512"/>REQUERIMIENTOS DEL PROYECTO/ENTREGABLES<text:bookmark-end text:name="_Toc371700512"/></text:h>
      <table:table table:style-name="Table126">
        <table:table-columns>
          <table:table-column table:style-name="TableColumn127"/>
        </table:table-columns>
        <table:table-row table:style-name="TableRow128">
          <table:table-cell table:style-name="TableCell129">
            <text:h text:style-name="P130" text:outline-level="1"><text:bookmark-start text:name="_Toc371700513"/>REQUERIMIENTOS FUNCIONALES<text:bookmark-end text:name="_Toc371700513"/></text:h>
          </table:table-cell>
        </table:table-row>
        <table:table-row table:style-name="TableRow131">
          <table:table-cell table:style-name="TableCell132">
            <text:p text:style-name="P133"/>
          </table:table-cell>
        </table:table-row>
        <table:table-row table:style-name="TableRow134">
          <table:table-cell table:style-name="TableCell135">
            <text:p text:style-name="P136"/>
          </table:table-cell>
        </table:table-row>
        <table:table-row table:style-name="TableRow137">
          <table:table-cell table:style-name="TableCell138">
            <text:h text:style-name="P139" text:outline-level="1"><text:bookmark-start text:name="_Toc371700514"/>REQUERIMIENTOS TECNOLÓGICOS<text:bookmark-end text:name="_Toc371700514"/></text:h>
          </table:table-cell>
        </table:table-row>
        <table:table-row table:style-name="TableRow140">
          <table:table-cell table:style-name="TableCell141">
            <text:p text:style-name="P142"/>
          </table:table-cell>
        </table:table-row>
        <table:table-row table:style-name="TableRow143">
          <table:table-cell table:style-name="TableCell144">
            <text:h text:style-name="P145" text:outline-level="1"><text:bookmark-start text:name="_Toc371700515"/>REQUERIMIENTOS DE DESEMPEÑO<text:bookmark-end text:name="_Toc371700515"/></text:h>
          </table:table-cell>
        </table:table-row>
        <table:table-row table:style-name="TableRow146">
          <table:table-cell table:style-name="TableCell147">
            <text:p text:style-name="P148"/>
          </table:table-cell>
        </table:table-row>
        <table:table-row table:style-name="TableRow149">
          <table:table-cell table:style-name="TableCell150">
            <text:h text:style-name="P151" text:outline-level="1"><text:bookmark-start text:name="_Toc371700516"/>REQUERIMIENTOS LEGALES<text:bookmark-end text:name="_Toc371700516"/></text:h>
          </table:table-cell>
        </table:table-row>
        <table:table-row table:style-name="TableRow152">
          <table:table-cell table:style-name="TableCell153">
            <text:p text:style-name="P154"/>
          </table:table-cell>
        </table:table-row>
        <table:table-row table:style-name="TableRow155">
          <table:table-cell table:style-name="TableCell156">
            <text:h text:style-name="P157" text:outline-level="1"><text:bookmark-start text:name="_Toc371700517"/>REQUERIMIENTOS ESPECIALES<text:bookmark-end text:name="_Toc371700517"/></text:h>
          </table:table-cell>
        </table:table-row>
        <table:table-row table:style-name="TableRow158">
          <table:table-cell table:style-name="TableCell159">
            <text:p text:style-name="P160"/>
          </table:table-cell>
        </table:table-row>
      </table:table>
      <text:p text:style-name="P161"/>
      <text:p text:style-name="P162"/>
      <text:p text:style-name="P163"><text:s/></text:p>
      <text:h text:style-name="P164" text:outline-level="1"><text:bookmark-start text:name="_Toc371700518"/>PRODUCTO O SERVICIO RESULTANTE *<text:bookmark-end text:name="_Toc371700518"/></text:h>
      <text:p text:style-name="P165"><text:span text:style-name="T166">[<text:s/></text:span><text:span text:style-name="T167">Se define aquí el producto o servicio que se espera que el proyecto genere, y sus requisitos de alto nivel.</text:span><text:span text:style-name="T168"><text:s/>]</text:span></text:p>
      <text:p text:style-name="P169"/>
      <text:p text:style-name="P170"/>
      <text:h text:style-name="P171" text:outline-level="1"><text:s/><text:bookmark-start text:name="_Toc371700519"/>DESCRIPCIÓN DEL PROYECTO *<text:bookmark-end text:name="_Toc371700519"/></text:h>
      <text:p text:style-name="P172"><text:span text:style-name="T173">[<text:s/></text:span><text:span text:style-name="T174">Se describe aquí el proyecto, a alto nivel : sus características generales, estrategia, etapas conceptuales, restricciones si las hubiera. ]<text:s/></text:span><text:span text:style-name="T175"><text:s text:c="2"/></text:span></text:p>
      <text:p text:style-name="P176"/>
      <text:p text:style-name="P177"/>
      <text:p text:style-name="P178"/>
      <text:p text:style-name="P179"/>
      <text:p text:style-name="P180"/>
      <text:h text:style-name="P181" text:outline-level="1"><text:bookmark-start text:name="_Toc371700520"/>RIESGOS <text:s/>*<text:bookmark-end text:name="_Toc371700520"/></text:h>
      <text:p text:style-name="P182"><text:span text:style-name="T183">[<text:s/></text:span><text:span text:style-name="T184">Se identifican aquí primariamente, los riesgos del proyecto a alto nivel. Se entiende por riesgo un evento (posible), que pudiera afectar los objetivos del proyecto, en forma positiva o negativa.<text:s/></text:span><text:span text:style-name="T185">]</text:span></text:p>
      <text:p text:style-name="P186"/>
      <text:p text:style-name="P187"/>
      <table:table table:style-name="Table188">
        <table:table-columns>
          <table:table-column table:style-name="TableColumn189"/>
          <table:table-column table:style-name="TableColumn190"/>
        </table:table-columns>
        <table:table-row table:style-name="TableRow191">
          <table:table-cell table:style-name="TableCell192">
            <text:p text:style-name="P193">Evento</text:p>
          </table:table-cell>
          <table:table-cell table:style-name="TableCell194">
            <text:p text:style-name="P195">Impacto (Positivo / Negativo)</text:p>
          </table:table-cell>
        </table:table-row>
        <table:table-row table:style-name="TableRow196">
          <table:table-cell table:style-name="TableCell197">
            <text:p text:style-name="P198"/>
          </table:table-cell>
          <table:table-cell table:style-name="TableCell199">
            <text:p text:style-name="P200"/>
          </table:table-cell>
        </table:table-row>
        <table:table-row table:style-name="TableRow201">
          <table:table-cell table:style-name="TableCell202">
            <text:p text:style-name="P203"/>
          </table:table-cell>
          <table:table-cell table:style-name="TableCell204">
            <text:p text:style-name="P205"/>
          </table:table-cell>
        </table:table-row>
      </table:table>
      <text:p text:style-name="P206"/>
      <text:p text:style-name="P207"/>
      <text:h text:style-name="P208" text:outline-level="1"><text:s/><text:bookmark-start text:name="_Toc371700521"/>RESUMEN DEL CRONOGRAMA DE HITOS *<text:bookmark-end text:name="_Toc371700521"/></text:h>
      <text:p text:style-name="Standarduser"><text:span text:style-name="T209">[<text:s/></text:span><text:span text:style-name="T210">Se describen <text:s/>aquí <text:s/>los hitos y principales entregables, y la fecha prevista.</text:span><text:span text:style-name="T211"><text:s/>]</text:span><text:span text:style-name="T212"><text:s/></text:span><text:span text:style-name="T213"><text:s text:c="2"/></text:span></text:p>
      <text:p text:style-name="P214"/>
      <table:table table:style-name="Table215">
        <table:table-columns>
          <table:table-column table:style-name="TableColumn216"/>
          <table:table-column table:style-name="TableColumn217"/>
          <table:table-column table:style-name="TableColumn218"/>
        </table:table-columns>
        <table:table-row table:style-name="TableRow219">
          <table:table-cell table:style-name="TableCell220">
            <text:p text:style-name="P221">Hito</text:p>
          </table:table-cell>
          <table:table-cell table:style-name="TableCell222">
            <text:p text:style-name="P223">Entregable Principal</text:p>
          </table:table-cell>
          <table:table-cell table:style-name="TableCell224">
            <text:p text:style-name="P225">Fecha</text:p>
          </table:table-cell>
        </table:table-row>
        <table:table-row table:style-name="TableRow226">
          <table:table-cell table:style-name="TableCell227">
            <text:p text:style-name="P228"/>
          </table:table-cell>
          <table:table-cell table:style-name="TableCell229">
            <text:p text:style-name="P230"/>
          </table:table-cell>
          <table:table-cell table:style-name="TableCell231">
            <text:p text:style-name="P232"/>
          </table:table-cell>
        </table:table-row>
        <table:table-row table:style-name="TableRow233">
          <table:table-cell table:style-name="TableCell234">
            <text:p text:style-name="P235"/>
          </table:table-cell>
          <table:table-cell table:style-name="TableCell236">
            <text:p text:style-name="P237"/>
          </table:table-cell>
          <table:table-cell table:style-name="TableCell238">
            <text:p text:style-name="P239"/>
          </table:table-cell>
        </table:table-row>
      </table:table>
      <text:h text:style-name="P240" text:outline-level="1"/>
      <text:h text:style-name="P241" text:outline-level="1"><text:bookmark-start text:name="_Toc371700522"/>RESUMEN DEL PRESUPUESTO *<text:bookmark-end text:name="_Toc371700522"/></text:h>
      <text:p text:style-name="P242"><text:span text:style-name="T243">[<text:s/></text:span><text:span text:style-name="T244">Se establece aquí el presupuesto inicial. El mismo puede ser estimado o asignado, aspecto que es conveniente aclarar. Si fuera posible, establecer la fuente de financiamiento (por ejemplo: rentas generales o endeudamiento, y en este último caso, préstamo y organismo prestatario).<text:s/></text:span><text:span text:style-name="T245"><text:s/>]</text:span></text:p>
      <text:p text:style-name="Standarduser"/>
      <table:table table:style-name="Table246">
        <table:table-columns>
          <table:table-column table:style-name="TableColumn247"/>
          <table:table-column table:style-name="TableColumn248"/>
          <table:table-column table:style-name="TableColumn249"/>
          <table:table-column table:style-name="TableColumn250"/>
        </table:table-columns>
        <table:table-row table:style-name="TableRow251">
          <table:table-cell table:style-name="TableCell252">
            <text:p text:style-name="P253">Moneda</text:p>
          </table:table-cell>
          <table:table-cell table:style-name="TableCell254">
            <text:p text:style-name="P255">Monto</text:p>
          </table:table-cell>
          <table:table-cell table:style-name="TableCell256">
            <text:p text:style-name="P257">Fuente de Financiamiento</text:p>
          </table:table-cell>
          <table:table-cell table:style-name="TableCell258">
            <text:p text:style-name="P259">Estimado/Asignado</text:p>
          </table:table-cell>
        </table:table-row>
        <table:table-row table:style-name="TableRow260">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row>
        <table:table-row table:style-name="TableRow269">
          <table:table-cell table:style-name="TableCell270">
            <text:p text:style-name="P271"/>
          </table:table-cell>
          <table:table-cell table:style-name="TableCell272">
            <text:p text:style-name="P273"/>
          </table:table-cell>
          <table:table-cell table:style-name="TableCell274">
            <text:p text:style-name="P275"/>
          </table:table-cell>
          <table:table-cell table:style-name="TableCell276">
            <text:p text:style-name="P277"/>
          </table:table-cell>
        </table:table-row>
      </table:table>
      <text:p text:style-name="P278"/>
      <text:p text:style-name="P279"/>
      <text:h text:style-name="P280" text:outline-level="1"><text:bookmark-start text:name="_Toc371700523"/>PATROCINADOR DEL PROYECTO *<text:bookmark-end text:name="_Toc371700523"/><text:s text:c="2"/></text:h>
      <text:p text:style-name="P281"><text:span text:style-name="T282">[<text:s/></text:span><text:span text:style-name="T283">Se establece aquí el patrocinador del proyecto, y su nivel de autoridad en la organización.]</text:span></text:p>
      <text:p text:style-name="Standarduser"/>
      <table:table table:style-name="Table284">
        <table:table-columns>
          <table:table-column table:style-name="TableColumn285"/>
          <table:table-column table:style-name="TableColumn286"/>
          <table:table-column table:style-name="TableColumn287"/>
        </table:table-columns>
        <table:table-row table:style-name="TableRow288">
          <table:table-cell table:style-name="TableCell289">
            <text:p text:style-name="P290">Nombre</text:p>
          </table:table-cell>
          <table:table-cell table:style-name="TableCell291">
            <text:p text:style-name="P292">Organización / Área</text:p>
          </table:table-cell>
          <table:table-cell table:style-name="TableCell293">
            <text:p text:style-name="P294">Nivel de Autoridad</text:p>
          </table:table-cell>
        </table:table-row>
        <table:table-row table:style-name="TableRow295">
          <table:table-cell table:style-name="TableCell296">
            <text:p text:style-name="P297"/>
          </table:table-cell>
          <table:table-cell table:style-name="TableCell298">
            <text:p text:style-name="P299"/>
          </table:table-cell>
          <table:table-cell table:style-name="TableCell300">
            <text:p text:style-name="P301"/>
          </table:table-cell>
        </table:table-row>
      </table:table>
      <text:h text:style-name="P302" text:outline-level="1"><text:bookmark-start text:name="_Toc371700524"/><text:soft-page-break/>DIRECTOR DEL <text:s/>PROYECTO <text:s/>Y ATRIBUCIONES *<text:bookmark-end text:name="_Toc371700524"/><text:s text:c="2"/></text:h>
      <text:p text:style-name="P303"><text:span text:style-name="T304">[<text:s/></text:span><text:span text:style-name="T305">Se establece aquí el director del proyecto, sus atribuciones o nivel de autoridad. Se establece <text:s/>el equipo de proyecto que trabajará bajo la responsabilidad del director, especificando nombre o perfil, área a la que pertenece, y función a desempeñar en el proyecto.]</text:span></text:p>
      <text:p text:style-name="P306"><text:s/></text:p>
      <text:p text:style-name="P307">DIRECTOR</text:p>
      <text:p text:style-name="P308"/>
      <table:table table:style-name="Table309">
        <table:table-columns>
          <table:table-column table:style-name="TableColumn310"/>
          <table:table-column table:style-name="TableColumn311"/>
          <table:table-column table:style-name="TableColumn312"/>
        </table:table-columns>
        <table:table-row table:style-name="TableRow313">
          <table:table-cell table:style-name="TableCell314">
            <text:p text:style-name="P315">Nombre</text:p>
          </table:table-cell>
          <table:table-cell table:style-name="TableCell316">
            <text:p text:style-name="P317">Organización / Área</text:p>
          </table:table-cell>
          <table:table-cell table:style-name="TableCell318">
            <text:p text:style-name="P319">Atribuciones</text:p>
          </table:table-cell>
        </table:table-row>
        <table:table-row table:style-name="TableRow320">
          <table:table-cell table:style-name="TableCell321">
            <text:p text:style-name="P322"/>
          </table:table-cell>
          <table:table-cell table:style-name="TableCell323">
            <text:p text:style-name="P324"/>
          </table:table-cell>
          <table:table-cell table:style-name="TableCell325">
            <text:p text:style-name="P326"/>
          </table:table-cell>
        </table:table-row>
      </table:table>
      <text:p text:style-name="P327"/>
      <text:p text:style-name="P328">EQUIPO DE PROYECTO</text:p>
      <text:p text:style-name="P329"/>
      <table:table table:style-name="Table330">
        <table:table-columns>
          <table:table-column table:style-name="TableColumn331"/>
          <table:table-column table:style-name="TableColumn332"/>
          <table:table-column table:style-name="TableColumn333"/>
        </table:table-columns>
        <table:table-row table:style-name="TableRow334">
          <table:table-cell table:style-name="TableCell335">
            <text:p text:style-name="P336">Nombre / Perfil</text:p>
          </table:table-cell>
          <table:table-cell table:style-name="TableCell337">
            <text:p text:style-name="P338">Organización / Área</text:p>
          </table:table-cell>
          <table:table-cell table:style-name="TableCell339">
            <text:p text:style-name="P340">Función</text:p>
          </table:table-cell>
        </table:table-row>
        <table:table-row table:style-name="TableRow341">
          <table:table-cell table:style-name="TableCell342">
            <text:p text:style-name="P343"/>
          </table:table-cell>
          <table:table-cell table:style-name="TableCell344">
            <text:p text:style-name="P345"/>
          </table:table-cell>
          <table:table-cell table:style-name="TableCell346">
            <text:p text:style-name="P347"/>
          </table:table-cell>
        </table:table-row>
        <table:table-row table:style-name="TableRow348">
          <table:table-cell table:style-name="TableCell349">
            <text:p text:style-name="P350"/>
          </table:table-cell>
          <table:table-cell table:style-name="TableCell351">
            <text:p text:style-name="P352"/>
          </table:table-cell>
          <table:table-cell table:style-name="TableCell353">
            <text:p text:style-name="P354"/>
          </table:table-cell>
        </table:table-row>
        <table:table-row table:style-name="TableRow355">
          <table:table-cell table:style-name="TableCell356">
            <text:p text:style-name="P357"/>
          </table:table-cell>
          <table:table-cell table:style-name="TableCell358">
            <text:p text:style-name="P359"/>
          </table:table-cell>
          <table:table-cell table:style-name="TableCell360">
            <text:p text:style-name="P361"/>
          </table:table-cell>
        </table:table-row>
        <table:table-row table:style-name="TableRow362">
          <table:table-cell table:style-name="TableCell363">
            <text:p text:style-name="P364"/>
          </table:table-cell>
          <table:table-cell table:style-name="TableCell365">
            <text:p text:style-name="P366"/>
          </table:table-cell>
          <table:table-cell table:style-name="TableCell367">
            <text:p text:style-name="P368"/>
          </table:table-cell>
        </table:table-row>
      </table:table>
      <text:h text:style-name="P369" text:outline-level="1"/>
      <text:h text:style-name="P370" text:outline-level="1"><text:bookmark-start text:name="_Toc371700525"/>REQUISITOS DE APROBACIÓN<text:bookmark-end text:name="_Toc371700525"/></text:h>
      <text:p text:style-name="P371"><text:span text:style-name="T372">[<text:s/></text:span><text:span text:style-name="T373">Se describen aquí los requisitos para la aprobación del proyecto : qué constituye el éxito del proyecto, quién lo decide, y quién firma la aprobación. ]</text:span></text:p>
      <text:h text:style-name="P374" text:outline-level="1"><text:bookmark-start text:name="_Toc371700526"/>VIABILIDAD Y FACTIBILIDAD<text:bookmark-end text:name="_Toc371700526"/></text:h>
      <text:p text:style-name="P375">[Especificar el análisis económico, operativo, técnico, cultural, de cronograma y legal que hagan referencia a la viabilidad y factibilidad del proyecto]</text:p>
      <text:p text:style-name="P376"/>
      <text:h text:style-name="P377" text:outline-level="1"><text:bookmark-start text:name="_Toc371700527"/>LISTA DE INTERESADOS<text:bookmark-end text:name="_Toc371700527"/></text:h>
      <text:p text:style-name="Standarduser"><text:span text:style-name="T378">[<text:s/></text:span><text:span text:style-name="T379">Se identifican aquí, primariamente, los interesados en el proyecto (nombre o cargo, organización y/o área). Se entiende por interesados aquellas personas que participan de<text:s/></text:span><text:soft-page-break/><text:span text:style-name="T380">alguna forma en el proyecto, o cuyos intereses pudieran verse afectados (positiva o negativamente) como resultado del mismo</text:span><text:span text:style-name="T381">. ]</text:span></text:p>
      <text:p text:style-name="P382"/>
      <table:table table:style-name="Table383">
        <table:table-columns>
          <table:table-column table:style-name="TableColumn384"/>
          <table:table-column table:style-name="TableColumn385"/>
        </table:table-columns>
        <table:table-row table:style-name="TableRow386">
          <table:table-cell table:style-name="TableCell387">
            <text:p text:style-name="P388">Nombre / Cargo</text:p>
          </table:table-cell>
          <table:table-cell table:style-name="TableCell389">
            <text:p text:style-name="P390">Organización / Área</text:p>
          </table:table-cell>
        </table:table-row>
        <table:table-row table:style-name="TableRow391">
          <table:table-cell table:style-name="TableCell392">
            <text:p text:style-name="P393"/>
          </table:table-cell>
          <table:table-cell table:style-name="TableCell394">
            <text:p text:style-name="P395"/>
          </table:table-cell>
        </table:table-row>
        <table:table-row table:style-name="TableRow396">
          <table:table-cell table:style-name="TableCell397">
            <text:p text:style-name="P398"/>
          </table:table-cell>
          <table:table-cell table:style-name="TableCell399">
            <text:p text:style-name="P400"/>
          </table:table-cell>
        </table:table-row>
        <table:table-row table:style-name="TableRow401">
          <table:table-cell table:style-name="TableCell402">
            <text:p text:style-name="P403"/>
          </table:table-cell>
          <table:table-cell table:style-name="TableCell404">
            <text:p text:style-name="P405"/>
          </table:table-cell>
        </table:table-row>
        <table:table-row table:style-name="TableRow406">
          <table:table-cell table:style-name="TableCell407">
            <text:p text:style-name="P408"/>
          </table:table-cell>
          <table:table-cell table:style-name="TableCell409">
            <text:p text:style-name="P410"/>
          </table:table-cell>
        </table:table-row>
        <table:table-row table:style-name="TableRow411">
          <table:table-cell table:style-name="TableCell412">
            <text:p text:style-name="P413"/>
          </table:table-cell>
          <table:table-cell table:style-name="TableCell414">
            <text:p text:style-name="P415"/>
          </table:table-cell>
        </table:table-row>
      </table:table>
      <text:p text:style-name="Standarduser"/>
      <text:p text:style-name="Standarduser"/>
      <text:h text:style-name="P416" text:outline-level="1"><text:s/><text:bookmark-start text:name="_Toc371700528"/>REFERENCIAS<text:bookmark-end text:name="_Toc371700528"/></text:h>
      <text:p text:style-name="P417"><text:span text:style-name="T418">[<text:s/></text:span><text:span text:style-name="T419">Se identifican en el cuadro que sigue los documentos ya elaborados contratos y/o <text:s/>casos de negocio elaborados para la selección del proyecto.</text:span><text:span text:style-name="T420"><text:s/>]</text:span></text:p>
      <text:p text:style-name="P421"/>
      <table:table table:style-name="Table422">
        <table:table-columns>
          <table:table-column table:style-name="TableColumn423"/>
          <table:table-column table:style-name="TableColumn424"/>
          <table:table-column table:style-name="TableColumn425"/>
        </table:table-columns>
        <table:table-row table:style-name="TableRow426">
          <table:table-cell table:style-name="TableCell427">
            <text:p text:style-name="P428">Documento</text:p>
          </table:table-cell>
          <table:table-cell table:style-name="TableCell429">
            <text:p text:style-name="P430">Descripción</text:p>
          </table:table-cell>
          <table:table-cell table:style-name="TableCell431">
            <text:p text:style-name="P432">Ubicación del documento</text:p>
          </table:table-cell>
        </table:table-row>
        <table:table-row table:style-name="TableRow433">
          <table:table-cell table:style-name="TableCell434">
            <text:p text:style-name="P435"/>
          </table:table-cell>
          <table:table-cell table:style-name="TableCell436">
            <text:p text:style-name="P437"/>
          </table:table-cell>
          <table:table-cell table:style-name="TableCell438">
            <text:p text:style-name="P439"/>
          </table:table-cell>
        </table:table-row>
        <table:table-row table:style-name="TableRow440">
          <table:table-cell table:style-name="TableCell441">
            <text:p text:style-name="P442"/>
          </table:table-cell>
          <table:table-cell table:style-name="TableCell443">
            <text:p text:style-name="P444"/>
          </table:table-cell>
          <table:table-cell table:style-name="TableCell445">
            <text:p text:style-name="P446"/>
          </table:table-cell>
        </table:table-row>
      </table:table>
      <text:p text:style-name="P447"><text:s/></text:p>
      <text:h text:style-name="P448" text:outline-level="1"><text:s/><text:bookmark-start text:name="_Toc371700529"/>APROBACIÓN DEL ACTA<text:bookmark-end text:name="_Toc371700529"/></text:h>
      <text:p text:style-name="P449"><text:s/></text:p>
      <table:table table:style-name="Table450">
        <table:table-columns>
          <table:table-column table:style-name="TableColumn451"/>
          <table:table-column table:style-name="TableColumn452"/>
          <table:table-column table:style-name="TableColumn453"/>
          <table:table-column table:style-name="TableColumn454"/>
        </table:table-columns>
        <table:table-row table:style-name="TableRow455">
          <table:table-cell table:style-name="TableCell456">
            <text:p text:style-name="P457">Nombre</text:p>
          </table:table-cell>
          <table:table-cell table:style-name="TableCell458">
            <text:p text:style-name="P459">Cargo</text:p>
          </table:table-cell>
          <table:table-cell table:style-name="TableCell460">
            <text:p text:style-name="P461">Firma</text:p>
          </table:table-cell>
          <table:table-cell table:style-name="TableCell462">
            <text:p text:style-name="P463">Fecha</text:p>
          </table:table-cell>
        </table:table-row>
        <table:table-row table:style-name="TableRow464">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
          </table:table-cell>
        </table:table-row>
        <table:table-row table:style-name="TableRow473">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row>
        <table:table-row table:style-name="TableRow482">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row table:style-name="TableRow491">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row>
        <table:table-row table:style-name="TableRow500">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row>
      </table:table>
      <text:p text:style-name="P509"><text:s/></text:p>
      <text:soft-page-break/>
      <text:p text:style-name="P510"><text:s text:c="7"/></text:p>
      <text:p text:style-name="P511"><text:s text:c="7"/></text:p>
      <text:p text:style-name="P512"><text:s text:c="7"/></text:p>
      <text:p text:style-name="P513"/>
      <text:p text:style-name="P514"/>
      <text:p text:style-name="P515"/>
      <text:p text:style-name="Standarduser"/>
      <text:p text:style-name="P516"/>
      <text:h text:style-name="P517" text:outline-level="1"/>
      <text:p text:style-name="P518"/>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Noto Sans Arabic UI" svg:font-family="Noto Sans Arabic U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Noto Sans Arabic U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Título1" style:display-name="Título 1" style:family="paragraph" style:parent-style-name="Standarduser" style:next-style-name="Standarduser" style:default-outline-level="1">
      <style:paragraph-properties fo:keep-with-next="always" fo:margin-top="0.25in" fo:margin-bottom="0.0416in">
        <style:tab-stops>
          <style:tab-stop style:type="left" style:position="0in"/>
        </style:tab-stops>
      </style:paragraph-properties>
      <style:text-properties fo:font-weight="bold" style:font-weight-asian="bold" fo:text-transform="uppercase" fo:font-size="12pt" style:font-size-asian="12pt" style:font-size-complex="12pt" fo:language="es" fo:country="MX" fo:hyphenate="false"/>
    </style:style>
    <style:style style:name="Título2" style:display-name="Título 2" style:family="paragraph" style:parent-style-name="Standard" style:next-style-name="Standard"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user">
      <style:text-properties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extodeglobo" style:display-name="Texto de glob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Standarduser" style:display-name="Standard (user)" style:family="paragraph">
      <style:paragraph-properties fo:widows="2" fo:orphans="2" fo:text-align="justify" fo:margin-top="0.0833in"/>
      <style:text-properties style:font-name="Arial" style:font-name-asian="Times New Roman" style:font-name-complex="Times New Roman" style:letter-kerning="true" style:font-size-complex="10pt" fo:language="es" fo:country="ES" style:language-asian="es" style:country-asian="MX" fo:hyphenate="false"/>
    </style:style>
    <style:style style:name="Textbodyuser" style:display-name="Text body (user)" style:family="paragraph" style:parent-style-name="Standarduser">
      <style:text-properties fo:hyphenate="false"/>
    </style:style>
    <style:style style:name="ContentsHeadinguser" style:display-name="Contents Heading (user)" style:family="paragraph" style:parent-style-name="Standard">
      <style:paragraph-properties fo:keep-with-next="always" text:number-lines="false" fo:text-align="justify" fo:margin-top="0.1666in" fo:margin-bottom="0.0833in" fo:line-height="100%"/>
      <style:text-properties style:font-name="Arial" style:font-name-asian="MS Mincho" style:font-name-complex="Tahoma" fo:font-weight="bold" style:font-weight-asian="bold" style:font-weight-complex="bold" style:letter-kerning="true" fo:font-size="16pt" style:font-size-asian="16pt" style:font-size-complex="16pt" fo:language="es" fo:country="ES" style:language-asian="es" style:country-asian="MX" fo:hyphenate="false"/>
    </style:style>
    <style:style style:name="Títulodeíndice" style:display-name="Título de índice" style:family="paragraph" style:parent-style-name="Heading">
      <style:text-properties fo:hyphenate="false"/>
    </style:style>
    <style:style style:name="ContentsHeading" style:display-name="Contents Heading" style:family="paragraph" style:parent-style-name="Título1" style:next-style-name="Standarduser" style:default-outline-level="1">
      <style:paragraph-properties fo:keep-together="always" fo:text-align="start" fo:margin-top="0.3333in" fo:margin-bottom="0in" fo:line-height="115%"/>
      <style:text-properties style:font-name="Cambria" style:font-name-asian="Cambria" style:font-name-complex="Cambria" style:font-weight-complex="bold" fo:color="#365F91" fo:font-size="14pt" style:font-size-asian="14pt" style:font-size-complex="14pt" fo:language="es" fo:country="ES" fo:hyphenate="true"/>
    </style:style>
    <style:style style:name="Contents1user" style:display-name="Contents 1 (user)" style:family="paragraph" style:parent-style-name="Standarduser" style:next-style-name="Standarduser">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texto" style:display-name="texto" style:family="paragraph" style:parent-style-name="Standard">
      <style:paragraph-properties fo:margin-bottom="0.0701in" style:line-height-at-least="0.15in"/>
      <style:text-properties style:font-name="Arial" style:font-name-asian="Times New Roman" style:font-name-complex="Times New Roman" fo:font-size="9pt" style:font-size-asian="9pt" style:font-size-complex="10pt" style:rfc-language-tag="es-ES_tradnl" fo:language="es" style:language-asian="es" style:country-asian="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style:style>
    <style:style style:name="Título1Car" style:display-name="Título 1 Car" style:family="text" style:parent-style-name="Fuentedepárrafopredeter.">
      <style:text-properties style:font-name="Arial" style:font-name-asian="Times New Roman" style:font-name-complex="Times New Roman" fo:font-weight="bold" style:font-weight-asian="bold" fo:text-transform="uppercase" style:letter-kerning="true" fo:font-size="12pt" style:font-size-asian="12pt" style:font-size-complex="12pt" style:language-asian="es" style:country-asian="MX"/>
    </style:style>
    <style:style style:name="Título2Car" style:display-name="Título 2 Car" style:family="text" style:parent-style-name="Fuentedepárrafopredeter.">
      <style:text-properties style:font-name="Cambria" style:font-name-asian="Calibri" style:font-name-complex="Noto Sans Arabic UI" fo:font-weight="bold" style:font-weight-asian="bold" style:font-weight-complex="bold" fo:color="#4F81BD" fo:font-size="13pt" style:font-size-asian="13pt" style:font-size-complex="13pt"/>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LoNu</meta:initial-creator>
    <dc:creator>William</dc:creator>
    <meta:creation-date>2013-11-08T22:04:00Z</meta:creation-date>
    <dc:date>2022-11-01T14:48:00Z</dc:date>
    <meta:print-date>2013-06-17T16:16:00Z</meta:print-date>
    <meta:template xlink:href="Normal" xlink:type="simple"/>
    <meta:editing-cycles>13</meta:editing-cycles>
    <meta:editing-duration>PT89280S</meta:editing-duration>
    <meta:user-defined meta:name="AppVersion">14.0000</meta:user-defined>
    <meta:user-defined meta:name="Company">Microsoft</meta:user-defined>
    <meta:document-statistic meta:page-count="8" meta:paragraph-count="14" meta:word-count="1106" meta:character-count="7181" meta:row-count="50" meta:non-whitespace-character-count="6089"/>
  </office:meta>
</office:document-meta>
</file>